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62" table:style-name="ta1">
        <table:shapes>
          <draw:frame draw:z-index="0" draw:style-name="gr1" draw:text-style-name="P1" svg:width="159.99mm" svg:height="89.99mm" svg:x="123.01mm" svg:y="1mm">
            <loext:p draw:notify-on-update-of-ranges="test262.C1:test262.C1 test262.C2:test262.C102 test262.D1:test262.D1 test262.D2:test262.D102 test262.E1:test262.E1 test262.E2:test262.E102 test262.F1:test262.F1 test262.F2:test262.F102 test262.G1:test262.G1 test262.G2:test262.G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2.58mm" svg:y="99.35mm">
            <loext:p draw:notify-on-update-of-ranges="test262.C1:test262.C1 test262.C2:test262.C102 test262.D1:test262.D1 test262.D2:test262.D102 test262.E1:test262.E1 test262.E2:test262.E102 test262.F1:test262.F1 test262.F2:test262.F102 test262.G1:test262.G1 test262.G2:test262.G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02.86mm" svg:y="0.01mm">
            <loext:p draw:notify-on-update-of-ranges="test262.C1:test262.C1 test262.C2:test262.C102 test262.D1:test262.D1 test262.D2:test262.D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02.86mm" svg:y="99.35mm">
            <loext:p draw:notify-on-update-of-ranges="test262.C1:test262.C1 test262.C2:test262.C102 test262.D1:test262.D1 test262.D2:test262.D102 test262.E1:test262.E1 test262.E2:test262.E102 test262.F1:test262.F1 test262.F2:test262.F102 test262.G1:test262.G1 test262.G2:test262.G1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02</text:p>
          </table:table-cell>
          <table:table-cell office:value-type="float" office:value="0.023528" calcext:value-type="float">
            <text:p>0.023528</text:p>
          </table:table-cell>
          <table:table-cell office:value-type="float" office:value="0.000164" calcext:value-type="float">
            <text:p>0.000164</text:p>
          </table:table-cell>
          <table:table-cell office:value-type="float" office:value="0" calcext:value-type="float">
            <text:p>0</text:p>
          </table:table-cell>
          <table:table-cell office:value-type="float" office:value="4720" calcext:value-type="float">
            <text:p>472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03</text:p>
          </table:table-cell>
          <table:table-cell office:value-type="float" office:value="0.02012" calcext:value-type="float">
            <text:p>0.0201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04</text:p>
          </table:table-cell>
          <table:table-cell office:value-type="float" office:value="0.010678" calcext:value-type="float">
            <text:p>0.010678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2607" calcext:value-type="float">
            <text:p>260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05</text:p>
          </table:table-cell>
          <table:table-cell office:value-type="float" office:value="0.008969" calcext:value-type="float">
            <text:p>0.008969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810" calcext:value-type="float">
            <text:p>28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06</text:p>
          </table:table-cell>
          <table:table-cell office:value-type="float" office:value="0.013507" calcext:value-type="float">
            <text:p>0.013507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334" calcext:value-type="float">
            <text:p>33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07</text:p>
          </table:table-cell>
          <table:table-cell office:value-type="float" office:value="0.009713" calcext:value-type="float">
            <text:p>0.00971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113" calcext:value-type="float">
            <text:p>31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08</text:p>
          </table:table-cell>
          <table:table-cell office:value-type="float" office:value="0.009102" calcext:value-type="float">
            <text:p>0.009102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950" calcext:value-type="float">
            <text:p>29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09</text:p>
          </table:table-cell>
          <table:table-cell office:value-type="float" office:value="0.009127" calcext:value-type="float">
            <text:p>0.009127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0" calcext:value-type="float">
            <text:p>0</text:p>
          </table:table-cell>
          <table:table-cell office:value-type="float" office:value="2803" calcext:value-type="float">
            <text:p>280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10</text:p>
          </table:table-cell>
          <table:table-cell office:value-type="float" office:value="0.009572" calcext:value-type="float">
            <text:p>0.009572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11</text:p>
          </table:table-cell>
          <table:table-cell office:value-type="float" office:value="0.019368" calcext:value-type="float">
            <text:p>0.019368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" calcext:value-type="float">
            <text:p>0</text:p>
          </table:table-cell>
          <table:table-cell office:value-type="float" office:value="2568" calcext:value-type="float">
            <text:p>256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12</text:p>
          </table:table-cell>
          <table:table-cell office:value-type="float" office:value="0.014119" calcext:value-type="float">
            <text:p>0.014119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" calcext:value-type="float">
            <text:p>0</text:p>
          </table:table-cell>
          <table:table-cell office:value-type="float" office:value="2848" calcext:value-type="float">
            <text:p>284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13</text:p>
          </table:table-cell>
          <table:table-cell office:value-type="float" office:value="0.008564" calcext:value-type="float">
            <text:p>0.008564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260" calcext:value-type="float">
            <text:p>326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14</text:p>
          </table:table-cell>
          <table:table-cell office:value-type="float" office:value="0.009193" calcext:value-type="float">
            <text:p>0.009193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" calcext:value-type="float">
            <text:p>0</text:p>
          </table:table-cell>
          <table:table-cell office:value-type="float" office:value="3621" calcext:value-type="float">
            <text:p>36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15</text:p>
          </table:table-cell>
          <table:table-cell office:value-type="float" office:value="0.008511" calcext:value-type="float">
            <text:p>0.008511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3170" calcext:value-type="float">
            <text:p>317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16</text:p>
          </table:table-cell>
          <table:table-cell office:value-type="float" office:value="0.009186" calcext:value-type="float">
            <text:p>0.00918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266" calcext:value-type="float">
            <text:p>326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17</text:p>
          </table:table-cell>
          <table:table-cell office:value-type="float" office:value="0.0096" calcext:value-type="float">
            <text:p>0.0096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145" calcext:value-type="float">
            <text:p>31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18</text:p>
          </table:table-cell>
          <table:table-cell office:value-type="float" office:value="0.012031" calcext:value-type="float">
            <text:p>0.01203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  <table:table-cell office:value-type="float" office:value="3609" calcext:value-type="float">
            <text:p>36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19</text:p>
          </table:table-cell>
          <table:table-cell office:value-type="float" office:value="0.008196" calcext:value-type="float">
            <text:p>0.008196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395" calcext:value-type="float">
            <text:p>33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20</text:p>
          </table:table-cell>
          <table:table-cell office:value-type="float" office:value="0.011268" calcext:value-type="float">
            <text:p>0.011268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" calcext:value-type="float">
            <text:p>0</text:p>
          </table:table-cell>
          <table:table-cell office:value-type="float" office:value="3707" calcext:value-type="float">
            <text:p>370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21</text:p>
          </table:table-cell>
          <table:table-cell office:value-type="float" office:value="0.008978" calcext:value-type="float">
            <text:p>0.008978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873" calcext:value-type="float">
            <text:p>28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22</text:p>
          </table:table-cell>
          <table:table-cell office:value-type="float" office:value="0.008807" calcext:value-type="float">
            <text:p>0.008807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013" calcext:value-type="float">
            <text:p>301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23</text:p>
          </table:table-cell>
          <table:table-cell office:value-type="float" office:value="0.011392" calcext:value-type="float">
            <text:p>0.011392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" calcext:value-type="float">
            <text:p>0</text:p>
          </table:table-cell>
          <table:table-cell office:value-type="float" office:value="3798" calcext:value-type="float">
            <text:p>37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24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0019" calcext:value-type="float">
            <text:p>0.00019</text:p>
          </table:table-cell>
          <table:table-cell office:value-type="float" office:value="0" calcext:value-type="float">
            <text:p>0</text:p>
          </table:table-cell>
          <table:table-cell office:value-type="float" office:value="3267" calcext:value-type="float">
            <text:p>326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25</text:p>
          </table:table-cell>
          <table:table-cell office:value-type="float" office:value="0.010066" calcext:value-type="float">
            <text:p>0.010066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26</text:p>
          </table:table-cell>
          <table:table-cell office:value-type="float" office:value="0.012701" calcext:value-type="float">
            <text:p>0.012701</text:p>
          </table:table-cell>
          <table:table-cell office:value-type="float" office:value="0.000116" calcext:value-type="float">
            <text:p>0.000116</text:p>
          </table:table-cell>
          <table:table-cell office:value-type="float" office:value="0" calcext:value-type="float">
            <text:p>0</text:p>
          </table:table-cell>
          <table:table-cell office:value-type="float" office:value="3172" calcext:value-type="float">
            <text:p>31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27</text:p>
          </table:table-cell>
          <table:table-cell office:value-type="float" office:value="0.009303" calcext:value-type="float">
            <text:p>0.00930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435" calcext:value-type="float">
            <text:p>343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28</text:p>
          </table:table-cell>
          <table:table-cell office:value-type="float" office:value="0.011569" calcext:value-type="float">
            <text:p>0.011569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2642" calcext:value-type="float">
            <text:p>264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29</text:p>
          </table:table-cell>
          <table:table-cell office:value-type="float" office:value="0.008405" calcext:value-type="float">
            <text:p>0.008405</text:p>
          </table:table-cell>
          <table:table-cell office:value-type="float" office:value="0.000148" calcext:value-type="float">
            <text:p>0.000148</text:p>
          </table:table-cell>
          <table:table-cell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30</text:p>
          </table:table-cell>
          <table:table-cell office:value-type="float" office:value="0.009443" calcext:value-type="float">
            <text:p>0.009443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931" calcext:value-type="float">
            <text:p>29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31</text:p>
          </table:table-cell>
          <table:table-cell office:value-type="float" office:value="0.01529" calcext:value-type="float">
            <text:p>0.01529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541" calcext:value-type="float">
            <text:p>354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32</text:p>
          </table:table-cell>
          <table:table-cell office:value-type="float" office:value="0.010547" calcext:value-type="float">
            <text:p>0.010547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099" calcext:value-type="float">
            <text:p>30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33</text:p>
          </table:table-cell>
          <table:table-cell office:value-type="float" office:value="0.009347" calcext:value-type="float">
            <text:p>0.009347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3283" calcext:value-type="float">
            <text:p>328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34</text:p>
          </table:table-cell>
          <table:table-cell office:value-type="float" office:value="0.008487" calcext:value-type="float">
            <text:p>0.008487</text:p>
          </table:table-cell>
          <table:table-cell office:value-type="float" office:value="0.000143" calcext:value-type="float">
            <text:p>0.000143</text:p>
          </table:table-cell>
          <table:table-cell office:value-type="float" office:value="0" calcext:value-type="float">
            <text:p>0</text:p>
          </table:table-cell>
          <table:table-cell office:value-type="float" office:value="3016" calcext:value-type="float">
            <text:p>30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35</text:p>
          </table:table-cell>
          <table:table-cell office:value-type="float" office:value="0.008863" calcext:value-type="float">
            <text:p>0.00886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3230" calcext:value-type="float">
            <text:p>32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36</text:p>
          </table:table-cell>
          <table:table-cell office:value-type="float" office:value="0.010487" calcext:value-type="float">
            <text:p>0.010487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3367" calcext:value-type="float">
            <text:p>336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37</text:p>
          </table:table-cell>
          <table:table-cell office:value-type="float" office:value="0.010272" calcext:value-type="float">
            <text:p>0.010272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" calcext:value-type="float">
            <text:p>0</text:p>
          </table:table-cell>
          <table:table-cell office:value-type="float" office:value="3149" calcext:value-type="float">
            <text:p>31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38</text:p>
          </table:table-cell>
          <table:table-cell office:value-type="float" office:value="0.008681" calcext:value-type="float">
            <text:p>0.008681</text:p>
          </table:table-cell>
          <table:table-cell office:value-type="float" office:value="0.000105" calcext:value-type="float">
            <text:p>0.000105</text:p>
          </table:table-cell>
          <table:table-cell office:value-type="float" office:value="0" calcext:value-type="float">
            <text:p>0</text:p>
          </table:table-cell>
          <table:table-cell office:value-type="float" office:value="3346" calcext:value-type="float">
            <text:p>334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39</text:p>
          </table:table-cell>
          <table:table-cell office:value-type="float" office:value="0.008182" calcext:value-type="float">
            <text:p>0.008182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" calcext:value-type="float">
            <text:p>0</text:p>
          </table:table-cell>
          <table:table-cell office:value-type="float" office:value="3037" calcext:value-type="float">
            <text:p>303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40</text:p>
          </table:table-cell>
          <table:table-cell office:value-type="float" office:value="0.009845" calcext:value-type="float">
            <text:p>0.009845</text:p>
          </table:table-cell>
          <table:table-cell office:value-type="float" office:value="0.000157" calcext:value-type="float">
            <text:p>0.000157</text:p>
          </table:table-cell>
          <table:table-cell office:value-type="float" office:value="0" calcext:value-type="float">
            <text:p>0</text:p>
          </table:table-cell>
          <table:table-cell office:value-type="float" office:value="2424" calcext:value-type="float">
            <text:p>242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41</text:p>
          </table:table-cell>
          <table:table-cell office:value-type="float" office:value="0.007739" calcext:value-type="float">
            <text:p>0.007739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3017" calcext:value-type="float">
            <text:p>301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42</text:p>
          </table:table-cell>
          <table:table-cell office:value-type="float" office:value="0.008705" calcext:value-type="float">
            <text:p>0.008705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43</text:p>
          </table:table-cell>
          <table:table-cell office:value-type="float" office:value="0.009085" calcext:value-type="float">
            <text:p>0.009085</text:p>
          </table:table-cell>
          <table:table-cell office:value-type="float" office:value="0.000146" calcext:value-type="float">
            <text:p>0.000146</text:p>
          </table:table-cell>
          <table:table-cell office:value-type="float" office:value="0" calcext:value-type="float">
            <text:p>0</text:p>
          </table:table-cell>
          <table:table-cell office:value-type="float" office:value="3934" calcext:value-type="float">
            <text:p>39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44</text:p>
          </table:table-cell>
          <table:table-cell office:value-type="float" office:value="0.008791" calcext:value-type="float">
            <text:p>0.008791</text:p>
          </table:table-cell>
          <table:table-cell office:value-type="float" office:value="0.000151" calcext:value-type="float">
            <text:p>0.000151</text:p>
          </table:table-cell>
          <table:table-cell office:value-type="float" office:value="0" calcext:value-type="float">
            <text:p>0</text:p>
          </table:table-cell>
          <table:table-cell office:value-type="float" office:value="2834" calcext:value-type="float">
            <text:p>28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45</text:p>
          </table:table-cell>
          <table:table-cell office:value-type="float" office:value="0.008599" calcext:value-type="float">
            <text:p>0.008599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075" calcext:value-type="float">
            <text:p>30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46</text:p>
          </table:table-cell>
          <table:table-cell office:value-type="float" office:value="0.009766" calcext:value-type="float">
            <text:p>0.009766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497" calcext:value-type="float">
            <text:p>34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47</text:p>
          </table:table-cell>
          <table:table-cell office:value-type="float" office:value="0.009201" calcext:value-type="float">
            <text:p>0.009201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3162" calcext:value-type="float">
            <text:p>316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48</text:p>
          </table:table-cell>
          <table:table-cell office:value-type="float" office:value="0.008497" calcext:value-type="float">
            <text:p>0.00849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744" calcext:value-type="float">
            <text:p>274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49</text:p>
          </table:table-cell>
          <table:table-cell office:value-type="float" office:value="0.008287" calcext:value-type="float">
            <text:p>0.008287</text:p>
          </table:table-cell>
          <table:table-cell office:value-type="float" office:value="0.000154" calcext:value-type="float">
            <text:p>0.000154</text:p>
          </table:table-cell>
          <table:table-cell office:value-type="float" office:value="0" calcext:value-type="float">
            <text:p>0</text:p>
          </table:table-cell>
          <table:table-cell office:value-type="float" office:value="2994" calcext:value-type="float">
            <text:p>29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50</text:p>
          </table:table-cell>
          <table:table-cell office:value-type="float" office:value="0.007838" calcext:value-type="float">
            <text:p>0.007838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3828" calcext:value-type="float">
            <text:p>382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51</text:p>
          </table:table-cell>
          <table:table-cell office:value-type="float" office:value="0.008153" calcext:value-type="float">
            <text:p>0.008153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551" calcext:value-type="float">
            <text:p>25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52</text:p>
          </table:table-cell>
          <table:table-cell office:value-type="float" office:value="0.008878" calcext:value-type="float">
            <text:p>0.008878</text:p>
          </table:table-cell>
          <table:table-cell office:value-type="float" office:value="0.000152" calcext:value-type="float">
            <text:p>0.000152</text:p>
          </table:table-cell>
          <table:table-cell office:value-type="float" office:value="0" calcext:value-type="float">
            <text:p>0</text:p>
          </table:table-cell>
          <table:table-cell office:value-type="float" office:value="2921" calcext:value-type="float">
            <text:p>292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53</text:p>
          </table:table-cell>
          <table:table-cell office:value-type="float" office:value="0.009217" calcext:value-type="float">
            <text:p>0.009217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971" calcext:value-type="float">
            <text:p>297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54</text:p>
          </table:table-cell>
          <table:table-cell office:value-type="float" office:value="0.012333" calcext:value-type="float">
            <text:p>0.012333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828" calcext:value-type="float">
            <text:p>282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55</text:p>
          </table:table-cell>
          <table:table-cell office:value-type="float" office:value="0.008513" calcext:value-type="float">
            <text:p>0.008513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" calcext:value-type="float">
            <text:p>0</text:p>
          </table:table-cell>
          <table:table-cell office:value-type="float" office:value="3839" calcext:value-type="float">
            <text:p>383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56</text:p>
          </table:table-cell>
          <table:table-cell office:value-type="float" office:value="0.009832" calcext:value-type="float">
            <text:p>0.009832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369" calcext:value-type="float">
            <text:p>33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57</text:p>
          </table:table-cell>
          <table:table-cell office:value-type="float" office:value="0.019739" calcext:value-type="float">
            <text:p>0.019739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58</text:p>
          </table:table-cell>
          <table:table-cell office:value-type="float" office:value="0.008844" calcext:value-type="float">
            <text:p>0.008844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416" calcext:value-type="float">
            <text:p>34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8:59</text:p>
          </table:table-cell>
          <table:table-cell office:value-type="float" office:value="0.016218" calcext:value-type="float">
            <text:p>0.016218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" calcext:value-type="float">
            <text:p>0</text:p>
          </table:table-cell>
          <table:table-cell office:value-type="float" office:value="3498" calcext:value-type="float">
            <text:p>34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00</text:p>
          </table:table-cell>
          <table:table-cell office:value-type="float" office:value="0.01085" calcext:value-type="float">
            <text:p>0.0108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" calcext:value-type="float">
            <text:p>0</text:p>
          </table:table-cell>
          <table:table-cell office:value-type="float" office:value="2811" calcext:value-type="float">
            <text:p>281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01</text:p>
          </table:table-cell>
          <table:table-cell office:value-type="float" office:value="0.015394" calcext:value-type="float">
            <text:p>0.015394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2667" calcext:value-type="float">
            <text:p>266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02</text:p>
          </table:table-cell>
          <table:table-cell office:value-type="float" office:value="0.016761" calcext:value-type="float">
            <text:p>0.016761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0" calcext:value-type="float">
            <text:p>0</text:p>
          </table:table-cell>
          <table:table-cell office:value-type="float" office:value="3295" calcext:value-type="float">
            <text:p>32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03</text:p>
          </table:table-cell>
          <table:table-cell office:value-type="float" office:value="0.011855" calcext:value-type="float">
            <text:p>0.011855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241" calcext:value-type="float">
            <text:p>324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04</text:p>
          </table:table-cell>
          <table:table-cell office:value-type="float" office:value="0.0083" calcext:value-type="float">
            <text:p>0.0083</text:p>
          </table:table-cell>
          <table:table-cell office:value-type="float" office:value="0.000204" calcext:value-type="float">
            <text:p>0.000204</text:p>
          </table:table-cell>
          <table:table-cell office:value-type="float" office:value="0" calcext:value-type="float">
            <text:p>0</text:p>
          </table:table-cell>
          <table:table-cell office:value-type="float" office:value="3073" calcext:value-type="float">
            <text:p>30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05</text:p>
          </table:table-cell>
          <table:table-cell office:value-type="float" office:value="0.022003" calcext:value-type="float">
            <text:p>0.02200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294" calcext:value-type="float">
            <text:p>32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06</text:p>
          </table:table-cell>
          <table:table-cell office:value-type="float" office:value="0.009386" calcext:value-type="float">
            <text:p>0.009386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2855" calcext:value-type="float">
            <text:p>285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07</text:p>
          </table:table-cell>
          <table:table-cell office:value-type="float" office:value="0.00928" calcext:value-type="float">
            <text:p>0.00928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3141" calcext:value-type="float">
            <text:p>314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08</text:p>
          </table:table-cell>
          <table:table-cell office:value-type="float" office:value="0.012363" calcext:value-type="float">
            <text:p>0.012363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" calcext:value-type="float">
            <text:p>0</text:p>
          </table:table-cell>
          <table:table-cell office:value-type="float" office:value="3719" calcext:value-type="float">
            <text:p>37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09</text:p>
          </table:table-cell>
          <table:table-cell office:value-type="float" office:value="0.010029" calcext:value-type="float">
            <text:p>0.010029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3165" calcext:value-type="float">
            <text:p>316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10</text:p>
          </table:table-cell>
          <table:table-cell office:value-type="float" office:value="0.00787" calcext:value-type="float">
            <text:p>0.00787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3034" calcext:value-type="float">
            <text:p>30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11</text:p>
          </table:table-cell>
          <table:table-cell office:value-type="float" office:value="0.011763" calcext:value-type="float">
            <text:p>0.011763</text:p>
          </table:table-cell>
          <table:table-cell office:value-type="float" office:value="0.000197" calcext:value-type="float">
            <text:p>0.000197</text:p>
          </table:table-cell>
          <table:table-cell office:value-type="float" office:value="0" calcext:value-type="float">
            <text:p>0</text:p>
          </table:table-cell>
          <table:table-cell office:value-type="float" office:value="2938" calcext:value-type="float">
            <text:p>29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12</text:p>
          </table:table-cell>
          <table:table-cell office:value-type="float" office:value="0.013332" calcext:value-type="float">
            <text:p>0.013332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" calcext:value-type="float">
            <text:p>0</text:p>
          </table:table-cell>
          <table:table-cell office:value-type="float" office:value="3032" calcext:value-type="float">
            <text:p>30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13</text:p>
          </table:table-cell>
          <table:table-cell office:value-type="float" office:value="0.009569" calcext:value-type="float">
            <text:p>0.009569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14</text:p>
          </table:table-cell>
          <table:table-cell office:value-type="float" office:value="0.008288" calcext:value-type="float">
            <text:p>0.008288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" calcext:value-type="float">
            <text:p>0</text:p>
          </table:table-cell>
          <table:table-cell office:value-type="float" office:value="2845" calcext:value-type="float">
            <text:p>28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15</text:p>
          </table:table-cell>
          <table:table-cell office:value-type="float" office:value="0.009389" calcext:value-type="float">
            <text:p>0.009389</text:p>
          </table:table-cell>
          <table:table-cell office:value-type="float" office:value="0.000144" calcext:value-type="float">
            <text:p>0.000144</text:p>
          </table:table-cell>
          <table:table-cell office:value-type="float" office:value="0" calcext:value-type="float">
            <text:p>0</text:p>
          </table:table-cell>
          <table:table-cell office:value-type="float" office:value="2955" calcext:value-type="float">
            <text:p>295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16</text:p>
          </table:table-cell>
          <table:table-cell office:value-type="float" office:value="0.009614" calcext:value-type="float">
            <text:p>0.009614</text:p>
          </table:table-cell>
          <table:table-cell office:value-type="float" office:value="0.00014" calcext:value-type="float">
            <text:p>0.00014</text:p>
          </table:table-cell>
          <table:table-cell office:value-type="float" office:value="0" calcext:value-type="float">
            <text:p>0</text:p>
          </table:table-cell>
          <table:table-cell office:value-type="float" office:value="4391" calcext:value-type="float">
            <text:p>43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17</text:p>
          </table:table-cell>
          <table:table-cell office:value-type="float" office:value="0.010268" calcext:value-type="float">
            <text:p>0.010268</text:p>
          </table:table-cell>
          <table:table-cell office:value-type="float" office:value="0.000133" calcext:value-type="float">
            <text:p>0.000133</text:p>
          </table:table-cell>
          <table:table-cell office:value-type="float" office:value="0" calcext:value-type="float">
            <text:p>0</text:p>
          </table:table-cell>
          <table:table-cell office:value-type="float" office:value="3031" calcext:value-type="float">
            <text:p>303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18</text:p>
          </table:table-cell>
          <table:table-cell office:value-type="float" office:value="0.012772" calcext:value-type="float">
            <text:p>0.012772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3632" calcext:value-type="float">
            <text:p>363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19</text:p>
          </table:table-cell>
          <table:table-cell office:value-type="float" office:value="0.01396" calcext:value-type="float">
            <text:p>0.01396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340" calcext:value-type="float">
            <text:p>334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20</text:p>
          </table:table-cell>
          <table:table-cell office:value-type="float" office:value="0.082047" calcext:value-type="float">
            <text:p>0.082047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" calcext:value-type="float">
            <text:p>0</text:p>
          </table:table-cell>
          <table:table-cell office:value-type="float" office:value="2753" calcext:value-type="float">
            <text:p>27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21</text:p>
          </table:table-cell>
          <table:table-cell office:value-type="float" office:value="0.027385" calcext:value-type="float">
            <text:p>0.027385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" calcext:value-type="float">
            <text:p>0</text:p>
          </table:table-cell>
          <table:table-cell office:value-type="float" office:value="2995" calcext:value-type="float">
            <text:p>299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22</text:p>
          </table:table-cell>
          <table:table-cell office:value-type="float" office:value="0.008036" calcext:value-type="float">
            <text:p>0.008036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" calcext:value-type="float">
            <text:p>0</text:p>
          </table:table-cell>
          <table:table-cell office:value-type="float" office:value="3519" calcext:value-type="float">
            <text:p>351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23</text:p>
          </table:table-cell>
          <table:table-cell office:value-type="float" office:value="0.008803" calcext:value-type="float">
            <text:p>0.008803</text:p>
          </table:table-cell>
          <table:table-cell office:value-type="float" office:value="0.000142" calcext:value-type="float">
            <text:p>0.000142</text:p>
          </table:table-cell>
          <table:table-cell office:value-type="float" office:value="0" calcext:value-type="float">
            <text:p>0</text:p>
          </table:table-cell>
          <table:table-cell office:value-type="float" office:value="3449" calcext:value-type="float">
            <text:p>344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24</text:p>
          </table:table-cell>
          <table:table-cell office:value-type="float" office:value="0.017529" calcext:value-type="float">
            <text:p>0.017529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" calcext:value-type="float">
            <text:p>0</text:p>
          </table:table-cell>
          <table:table-cell office:value-type="float" office:value="3218" calcext:value-type="float">
            <text:p>321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25</text:p>
          </table:table-cell>
          <table:table-cell office:value-type="float" office:value="0.010454" calcext:value-type="float">
            <text:p>0.010454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" calcext:value-type="float">
            <text:p>0</text:p>
          </table:table-cell>
          <table:table-cell office:value-type="float" office:value="2988" calcext:value-type="float">
            <text:p>298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26</text:p>
          </table:table-cell>
          <table:table-cell office:value-type="float" office:value="0.008877" calcext:value-type="float">
            <text:p>0.008877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" calcext:value-type="float">
            <text:p>0</text:p>
          </table:table-cell>
          <table:table-cell office:value-type="float" office:value="3079" calcext:value-type="float">
            <text:p>307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27</text:p>
          </table:table-cell>
          <table:table-cell office:value-type="float" office:value="0.00815" calcext:value-type="float">
            <text:p>0.0081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2797" calcext:value-type="float">
            <text:p>279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28</text:p>
          </table:table-cell>
          <table:table-cell office:value-type="float" office:value="0.015302" calcext:value-type="float">
            <text:p>0.015302</text:p>
          </table:table-cell>
          <table:table-cell office:value-type="float" office:value="0.000149" calcext:value-type="float">
            <text:p>0.000149</text:p>
          </table:table-cell>
          <table:table-cell office:value-type="float" office:value="0" calcext:value-type="float">
            <text:p>0</text:p>
          </table:table-cell>
          <table:table-cell office:value-type="float" office:value="2583" calcext:value-type="float">
            <text:p>258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29</text:p>
          </table:table-cell>
          <table:table-cell office:value-type="float" office:value="0.009215" calcext:value-type="float">
            <text:p>0.009215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" calcext:value-type="float">
            <text:p>0</text:p>
          </table:table-cell>
          <table:table-cell office:value-type="float" office:value="2635" calcext:value-type="float">
            <text:p>263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30</text:p>
          </table:table-cell>
          <table:table-cell office:value-type="float" office:value="0.008107" calcext:value-type="float">
            <text:p>0.008107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" calcext:value-type="float">
            <text:p>0</text:p>
          </table:table-cell>
          <table:table-cell office:value-type="float" office:value="3138" calcext:value-type="float">
            <text:p>313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31</text:p>
          </table:table-cell>
          <table:table-cell office:value-type="float" office:value="0.015356" calcext:value-type="float">
            <text:p>0.015356</text:p>
          </table:table-cell>
          <table:table-cell office:value-type="float" office:value="0.000147" calcext:value-type="float">
            <text:p>0.000147</text:p>
          </table:table-cell>
          <table:table-cell office:value-type="float" office:value="0" calcext:value-type="float">
            <text:p>0</text:p>
          </table:table-cell>
          <table:table-cell office:value-type="float" office:value="3173" calcext:value-type="float">
            <text:p>317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32</text:p>
          </table:table-cell>
          <table:table-cell office:value-type="float" office:value="0.012496" calcext:value-type="float">
            <text:p>0.012496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068" calcext:value-type="float">
            <text:p>306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33</text:p>
          </table:table-cell>
          <table:table-cell office:value-type="float" office:value="0.012441" calcext:value-type="float">
            <text:p>0.012441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3351" calcext:value-type="float">
            <text:p>33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34</text:p>
          </table:table-cell>
          <table:table-cell office:value-type="float" office:value="0.029267" calcext:value-type="float">
            <text:p>0.029267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" calcext:value-type="float">
            <text:p>0</text:p>
          </table:table-cell>
          <table:table-cell office:value-type="float" office:value="2981" calcext:value-type="float">
            <text:p>298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35</text:p>
          </table:table-cell>
          <table:table-cell office:value-type="float" office:value="0.014941" calcext:value-type="float">
            <text:p>0.014941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3485" calcext:value-type="float">
            <text:p>348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36</text:p>
          </table:table-cell>
          <table:table-cell office:value-type="float" office:value="0.008493" calcext:value-type="float">
            <text:p>0.008493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3136" calcext:value-type="float">
            <text:p>31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37</text:p>
          </table:table-cell>
          <table:table-cell office:value-type="float" office:value="0.011551" calcext:value-type="float">
            <text:p>0.011551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" calcext:value-type="float">
            <text:p>0</text:p>
          </table:table-cell>
          <table:table-cell office:value-type="float" office:value="3579" calcext:value-type="float">
            <text:p>357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38</text:p>
          </table:table-cell>
          <table:table-cell office:value-type="float" office:value="0.008946" calcext:value-type="float">
            <text:p>0.008946</text:p>
          </table:table-cell>
          <table:table-cell office:value-type="float" office:value="0.000163" calcext:value-type="float">
            <text:p>0.000163</text:p>
          </table:table-cell>
          <table:table-cell office:value-type="float" office:value="0" calcext:value-type="float">
            <text:p>0</text:p>
          </table:table-cell>
          <table:table-cell office:value-type="float" office:value="4194" calcext:value-type="float">
            <text:p>41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39</text:p>
          </table:table-cell>
          <table:table-cell office:value-type="float" office:value="0.008345" calcext:value-type="float">
            <text:p>0.00834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" calcext:value-type="float">
            <text:p>0</text:p>
          </table:table-cell>
          <table:table-cell office:value-type="float" office:value="2648" calcext:value-type="float">
            <text:p>264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40</text:p>
          </table:table-cell>
          <table:table-cell office:value-type="float" office:value="0.011323" calcext:value-type="float">
            <text:p>0.011323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" calcext:value-type="float">
            <text:p>0</text:p>
          </table:table-cell>
          <table:table-cell office:value-type="float" office:value="2677" calcext:value-type="float">
            <text:p>267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41</text:p>
          </table:table-cell>
          <table:table-cell office:value-type="float" office:value="0.00925" calcext:value-type="float">
            <text:p>0.00925</text:p>
          </table:table-cell>
          <table:table-cell office:value-type="float" office:value="0.000137" calcext:value-type="float">
            <text:p>0.000137</text:p>
          </table:table-cell>
          <table:table-cell office:value-type="float" office:value="0" calcext:value-type="float">
            <text:p>0</text:p>
          </table:table-cell>
          <table:table-cell office:value-type="float" office:value="2915" calcext:value-type="float">
            <text:p>291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1</text:p>
          </table:table-cell>
          <table:table-cell office:value-type="string" calcext:value-type="string">
            <text:p>16:29:42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1T11:37:32.738460393</dc:date>
    <meta:editing-duration>PT48S</meta:editing-duration>
    <meta:editing-cycles>1</meta:editing-cycles>
    <meta:document-statistic meta:table-count="1" meta:cell-count="714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262.C1:test262.G102" chart:data-source-has-labels="row" svg:x="0.32cm" svg:y="0.18cm" svg:width="12.726cm" svg:height="8.64cm">
          <chartooo:coordinate-region svg:x="1.312cm" svg:y="0.301cm" svg:width="11.671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2.C2:test262.C102" chart:label-cell-address="test262.C1:test262.C1" chart:class="chart:bar">
            <chart:data-point chart:repeated="101"/>
          </chart:series>
          <chart:series chart:style-name="ch8" chart:values-cell-range-address="test262.D2:test262.D102" chart:label-cell-address="test262.D1:test262.D1" chart:class="chart:bar">
            <chart:data-point chart:repeated="101"/>
          </chart:series>
          <chart:series chart:style-name="ch9" chart:values-cell-range-address="test262.E2:test262.E102" chart:label-cell-address="test262.E1:test262.E1" chart:class="chart:bar">
            <chart:data-point chart:repeated="101"/>
          </chart:series>
          <chart:series chart:style-name="ch10" chart:values-cell-range-address="test262.F2:test262.F102" chart:label-cell-address="test262.F1:test262.F1" chart:class="chart:bar">
            <chart:data-point chart:repeated="101"/>
          </chart:series>
          <chart:series chart:style-name="ch11" chart:values-cell-range-address="test262.G2:test262.G102" chart:label-cell-address="test262.G1:test262.G1" chart:class="chart:ba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2.C1:test262.C1</svg:desc>
                </draw:g>
              </table:table-cell>
              <table:table-cell office:value-type="string">
                <text:p>xfertime</text:p>
                <draw:g>
                  <svg:desc>test262.D1:test262.D1</svg:desc>
                </draw:g>
              </table:table-cell>
              <table:table-cell office:value-type="string">
                <text:p>thinktime</text:p>
                <draw:g>
                  <svg:desc>test262.E1:test262.E1</svg:desc>
                </draw:g>
              </table:table-cell>
              <table:table-cell office:value-type="string">
                <text:p>bytes</text:p>
                <draw:g>
                  <svg:desc>test262.F1:test262.F1</svg:desc>
                </draw:g>
              </table:table-cell>
              <table:table-cell office:value-type="string">
                <text:p>transactions</text:p>
                <draw:g>
                  <svg:desc>test262.G1:test26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528">
                <text:p>0.023528</text:p>
                <draw:g>
                  <svg:desc>test262.C2:test262.C102</svg:desc>
                </draw:g>
              </table:table-cell>
              <table:table-cell office:value-type="float" office:value="0.000164">
                <text:p>0.000164</text:p>
                <draw:g>
                  <svg:desc>test262.D2:test262.D102</svg:desc>
                </draw:g>
              </table:table-cell>
              <table:table-cell office:value-type="float" office:value="0">
                <text:p>0</text:p>
                <draw:g>
                  <svg:desc>test262.E2:test262.E102</svg:desc>
                </draw:g>
              </table:table-cell>
              <table:table-cell office:value-type="float" office:value="4720">
                <text:p>4720</text:p>
                <draw:g>
                  <svg:desc>test262.F2:test262.F102</svg:desc>
                </draw:g>
              </table:table-cell>
              <table:table-cell office:value-type="float" office:value="48">
                <text:p>48</text:p>
                <draw:g>
                  <svg:desc>test262.G2:test262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12">
                <text:p>0.02012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2545">
                <text:p>25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678">
                <text:p>0.010678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2607">
                <text:p>26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969">
                <text:p>0.008969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810">
                <text:p>28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507">
                <text:p>0.013507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334">
                <text:p>33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713">
                <text:p>0.009713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113">
                <text:p>31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102">
                <text:p>0.009102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950">
                <text:p>29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127">
                <text:p>0.009127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2803">
                <text:p>28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572">
                <text:p>0.009572</text:p>
              </table:table-cell>
              <table:table-cell office:value-type="float" office:value="0.000102">
                <text:p>0.000102</text:p>
              </table:table-cell>
              <table:table-cell office:value-type="float" office:value="0">
                <text:p>0</text:p>
              </table:table-cell>
              <table:table-cell office:value-type="float" office:value="2681">
                <text:p>26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368">
                <text:p>0.019368</text:p>
              </table:table-cell>
              <table:table-cell office:value-type="float" office:value="0.000098">
                <text:p>0.000098</text:p>
              </table:table-cell>
              <table:table-cell office:value-type="float" office:value="0">
                <text:p>0</text:p>
              </table:table-cell>
              <table:table-cell office:value-type="float" office:value="2568">
                <text:p>25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119">
                <text:p>0.014119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2848">
                <text:p>28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564">
                <text:p>0.008564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260">
                <text:p>32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193">
                <text:p>0.009193</text:p>
              </table:table-cell>
              <table:table-cell office:value-type="float" office:value="0.000126">
                <text:p>0.000126</text:p>
              </table:table-cell>
              <table:table-cell office:value-type="float" office:value="0">
                <text:p>0</text:p>
              </table:table-cell>
              <table:table-cell office:value-type="float" office:value="3621">
                <text:p>36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511">
                <text:p>0.008511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3170">
                <text:p>31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186">
                <text:p>0.009186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3266">
                <text:p>32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6">
                <text:p>0.0096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145">
                <text:p>31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2031">
                <text:p>0.012031</text:p>
              </table:table-cell>
              <table:table-cell office:value-type="float" office:value="0.00012">
                <text:p>0.00012</text:p>
              </table:table-cell>
              <table:table-cell office:value-type="float" office:value="0">
                <text:p>0</text:p>
              </table:table-cell>
              <table:table-cell office:value-type="float" office:value="3609">
                <text:p>36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8196">
                <text:p>0.008196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3395">
                <text:p>33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268">
                <text:p>0.011268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  <table:table-cell office:value-type="float" office:value="3707">
                <text:p>37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978">
                <text:p>0.008978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2873">
                <text:p>28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807">
                <text:p>0.008807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013">
                <text:p>30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392">
                <text:p>0.011392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  <table:table-cell office:value-type="float" office:value="3798">
                <text:p>37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9">
                <text:p>0.0119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67">
                <text:p>32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066">
                <text:p>0.010066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3221">
                <text:p>32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701">
                <text:p>0.012701</text:p>
              </table:table-cell>
              <table:table-cell office:value-type="float" office:value="0.000116">
                <text:p>0.000116</text:p>
              </table:table-cell>
              <table:table-cell office:value-type="float" office:value="0">
                <text:p>0</text:p>
              </table:table-cell>
              <table:table-cell office:value-type="float" office:value="3172">
                <text:p>31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303">
                <text:p>0.009303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435">
                <text:p>34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569">
                <text:p>0.011569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2642">
                <text:p>26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8405">
                <text:p>0.008405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4050">
                <text:p>40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9443">
                <text:p>0.009443</text:p>
              </table:table-cell>
              <table:table-cell office:value-type="float" office:value="0.000107">
                <text:p>0.000107</text:p>
              </table:table-cell>
              <table:table-cell office:value-type="float" office:value="0">
                <text:p>0</text:p>
              </table:table-cell>
              <table:table-cell office:value-type="float" office:value="2931">
                <text:p>29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29">
                <text:p>0.01529</text:p>
              </table:table-cell>
              <table:table-cell office:value-type="float" office:value="0.000144">
                <text:p>0.000144</text:p>
              </table:table-cell>
              <table:table-cell office:value-type="float" office:value="0">
                <text:p>0</text:p>
              </table:table-cell>
              <table:table-cell office:value-type="float" office:value="3541">
                <text:p>35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547">
                <text:p>0.010547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099">
                <text:p>30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347">
                <text:p>0.009347</text:p>
              </table:table-cell>
              <table:table-cell office:value-type="float" office:value="0.000152">
                <text:p>0.000152</text:p>
              </table:table-cell>
              <table:table-cell office:value-type="float" office:value="0">
                <text:p>0</text:p>
              </table:table-cell>
              <table:table-cell office:value-type="float" office:value="3283">
                <text:p>32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8487">
                <text:p>0.008487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3016">
                <text:p>30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863">
                <text:p>0.008863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3230">
                <text:p>32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487">
                <text:p>0.010487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3367">
                <text:p>33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0272">
                <text:p>0.010272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3149">
                <text:p>31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681">
                <text:p>0.008681</text:p>
              </table:table-cell>
              <table:table-cell office:value-type="float" office:value="0.000105">
                <text:p>0.000105</text:p>
              </table:table-cell>
              <table:table-cell office:value-type="float" office:value="0">
                <text:p>0</text:p>
              </table:table-cell>
              <table:table-cell office:value-type="float" office:value="3346">
                <text:p>33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8182">
                <text:p>0.008182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  <table:table-cell office:value-type="float" office:value="3037">
                <text:p>30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845">
                <text:p>0.009845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2424">
                <text:p>24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739">
                <text:p>0.007739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017">
                <text:p>30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705">
                <text:p>0.008705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2589">
                <text:p>25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9085">
                <text:p>0.009085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934">
                <text:p>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8791">
                <text:p>0.008791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2834">
                <text:p>28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8599">
                <text:p>0.008599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075">
                <text:p>30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766">
                <text:p>0.009766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497">
                <text:p>34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9201">
                <text:p>0.009201</text:p>
              </table:table-cell>
              <table:table-cell office:value-type="float" office:value="0.000144">
                <text:p>0.000144</text:p>
              </table:table-cell>
              <table:table-cell office:value-type="float" office:value="0">
                <text:p>0</text:p>
              </table:table-cell>
              <table:table-cell office:value-type="float" office:value="3162">
                <text:p>31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497">
                <text:p>0.008497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744">
                <text:p>27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8287">
                <text:p>0.008287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2994">
                <text:p>29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838">
                <text:p>0.007838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3828">
                <text:p>38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8153">
                <text:p>0.008153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2551">
                <text:p>25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878">
                <text:p>0.008878</text:p>
              </table:table-cell>
              <table:table-cell office:value-type="float" office:value="0.000152">
                <text:p>0.000152</text:p>
              </table:table-cell>
              <table:table-cell office:value-type="float" office:value="0">
                <text:p>0</text:p>
              </table:table-cell>
              <table:table-cell office:value-type="float" office:value="2921">
                <text:p>29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9217">
                <text:p>0.009217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971">
                <text:p>29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2333">
                <text:p>0.012333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2828">
                <text:p>28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513">
                <text:p>0.008513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839">
                <text:p>38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9832">
                <text:p>0.009832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369">
                <text:p>33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739">
                <text:p>0.019739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2930">
                <text:p>29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844">
                <text:p>0.008844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3416">
                <text:p>34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6218">
                <text:p>0.016218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3498">
                <text:p>34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085">
                <text:p>0.01085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2811">
                <text:p>28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394">
                <text:p>0.015394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667">
                <text:p>26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6761">
                <text:p>0.016761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3295">
                <text:p>32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1855">
                <text:p>0.011855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241">
                <text:p>32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83">
                <text:p>0.0083</text:p>
              </table:table-cell>
              <table:table-cell office:value-type="float" office:value="0.000204">
                <text:p>0.000204</text:p>
              </table:table-cell>
              <table:table-cell office:value-type="float" office:value="0">
                <text:p>0</text:p>
              </table:table-cell>
              <table:table-cell office:value-type="float" office:value="3073">
                <text:p>30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2003">
                <text:p>0.022003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386">
                <text:p>0.009386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2855">
                <text:p>28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28">
                <text:p>0.00928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141">
                <text:p>31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2363">
                <text:p>0.012363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719">
                <text:p>37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029">
                <text:p>0.010029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3165">
                <text:p>31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787">
                <text:p>0.00787</text:p>
              </table:table-cell>
              <table:table-cell office:value-type="float" office:value="0.000114">
                <text:p>0.000114</text:p>
              </table:table-cell>
              <table:table-cell office:value-type="float" office:value="0">
                <text:p>0</text:p>
              </table:table-cell>
              <table:table-cell office:value-type="float" office:value="3034">
                <text:p>30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1763">
                <text:p>0.011763</text:p>
              </table:table-cell>
              <table:table-cell office:value-type="float" office:value="0.000197">
                <text:p>0.000197</text:p>
              </table:table-cell>
              <table:table-cell office:value-type="float" office:value="0">
                <text:p>0</text:p>
              </table:table-cell>
              <table:table-cell office:value-type="float" office:value="2938">
                <text:p>29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332">
                <text:p>0.013332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032">
                <text:p>30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569">
                <text:p>0.009569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3019">
                <text:p>30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8288">
                <text:p>0.008288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845">
                <text:p>28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389">
                <text:p>0.009389</text:p>
              </table:table-cell>
              <table:table-cell office:value-type="float" office:value="0.000144">
                <text:p>0.000144</text:p>
              </table:table-cell>
              <table:table-cell office:value-type="float" office:value="0">
                <text:p>0</text:p>
              </table:table-cell>
              <table:table-cell office:value-type="float" office:value="2955">
                <text:p>29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614">
                <text:p>0.009614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4391">
                <text:p>43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268">
                <text:p>0.010268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031">
                <text:p>30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772">
                <text:p>0.012772</text:p>
              </table:table-cell>
              <table:table-cell office:value-type="float" office:value="0.000199">
                <text:p>0.000199</text:p>
              </table:table-cell>
              <table:table-cell office:value-type="float" office:value="0">
                <text:p>0</text:p>
              </table:table-cell>
              <table:table-cell office:value-type="float" office:value="3632">
                <text:p>36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396">
                <text:p>0.01396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340">
                <text:p>33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2047">
                <text:p>0.082047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2753">
                <text:p>27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7385">
                <text:p>0.027385</text:p>
              </table:table-cell>
              <table:table-cell office:value-type="float" office:value="0.000107">
                <text:p>0.000107</text:p>
              </table:table-cell>
              <table:table-cell office:value-type="float" office:value="0">
                <text:p>0</text:p>
              </table:table-cell>
              <table:table-cell office:value-type="float" office:value="2995">
                <text:p>29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036">
                <text:p>0.008036</text:p>
              </table:table-cell>
              <table:table-cell office:value-type="float" office:value="0.000111">
                <text:p>0.000111</text:p>
              </table:table-cell>
              <table:table-cell office:value-type="float" office:value="0">
                <text:p>0</text:p>
              </table:table-cell>
              <table:table-cell office:value-type="float" office:value="3519">
                <text:p>35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803">
                <text:p>0.008803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449">
                <text:p>34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7529">
                <text:p>0.017529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218">
                <text:p>32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0454">
                <text:p>0.010454</text:p>
              </table:table-cell>
              <table:table-cell office:value-type="float" office:value="0.000114">
                <text:p>0.000114</text:p>
              </table:table-cell>
              <table:table-cell office:value-type="float" office:value="0">
                <text:p>0</text:p>
              </table:table-cell>
              <table:table-cell office:value-type="float" office:value="2988">
                <text:p>29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877">
                <text:p>0.008877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079">
                <text:p>30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15">
                <text:p>0.00815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2797">
                <text:p>27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5302">
                <text:p>0.015302</text:p>
              </table:table-cell>
              <table:table-cell office:value-type="float" office:value="0.000149">
                <text:p>0.000149</text:p>
              </table:table-cell>
              <table:table-cell office:value-type="float" office:value="0">
                <text:p>0</text:p>
              </table:table-cell>
              <table:table-cell office:value-type="float" office:value="2583">
                <text:p>25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9215">
                <text:p>0.009215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2635">
                <text:p>26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107">
                <text:p>0.008107</text:p>
              </table:table-cell>
              <table:table-cell office:value-type="float" office:value="0.000108">
                <text:p>0.000108</text:p>
              </table:table-cell>
              <table:table-cell office:value-type="float" office:value="0">
                <text:p>0</text:p>
              </table:table-cell>
              <table:table-cell office:value-type="float" office:value="3138">
                <text:p>31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5356">
                <text:p>0.015356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173">
                <text:p>31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496">
                <text:p>0.012496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068">
                <text:p>30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441">
                <text:p>0.012441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3351">
                <text:p>33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267">
                <text:p>0.029267</text:p>
              </table:table-cell>
              <table:table-cell office:value-type="float" office:value="0.00011">
                <text:p>0.00011</text:p>
              </table:table-cell>
              <table:table-cell office:value-type="float" office:value="0">
                <text:p>0</text:p>
              </table:table-cell>
              <table:table-cell office:value-type="float" office:value="2981">
                <text:p>29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941">
                <text:p>0.014941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485">
                <text:p>34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8493">
                <text:p>0.008493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3136">
                <text:p>3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551">
                <text:p>0.011551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579">
                <text:p>35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8946">
                <text:p>0.008946</text:p>
              </table:table-cell>
              <table:table-cell office:value-type="float" office:value="0.000163">
                <text:p>0.000163</text:p>
              </table:table-cell>
              <table:table-cell office:value-type="float" office:value="0">
                <text:p>0</text:p>
              </table:table-cell>
              <table:table-cell office:value-type="float" office:value="4194">
                <text:p>41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8345">
                <text:p>0.008345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2648">
                <text:p>26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1323">
                <text:p>0.011323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2677">
                <text:p>26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25">
                <text:p>0.00925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2915">
                <text:p>29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262.C1:test262.G102" chart:data-source-has-labels="row" svg:x="0.32cm" svg:y="0.18cm" svg:width="12.726cm" svg:height="8.64cm">
          <chartooo:coordinate-region svg:x="1.312cm" svg:y="0.301cm" svg:width="11.671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2.C2:test262.C102" chart:label-cell-address="test262.C1:test262.C1" chart:class="chart:bar">
            <chart:data-point chart:repeated="101"/>
          </chart:series>
          <chart:series chart:style-name="ch8" chart:values-cell-range-address="test262.D2:test262.D102" chart:label-cell-address="test262.D1:test262.D1" chart:class="chart:bar">
            <chart:data-point chart:repeated="101"/>
          </chart:series>
          <chart:series chart:style-name="ch9" chart:values-cell-range-address="test262.E2:test262.E102" chart:label-cell-address="test262.E1:test262.E1" chart:class="chart:bar">
            <chart:data-point chart:repeated="101"/>
          </chart:series>
          <chart:series chart:style-name="ch10" chart:values-cell-range-address="test262.F2:test262.F102" chart:label-cell-address="test262.F1:test262.F1" chart:class="chart:bar">
            <chart:data-point chart:repeated="101"/>
          </chart:series>
          <chart:series chart:style-name="ch11" chart:values-cell-range-address="test262.G2:test262.G102" chart:label-cell-address="test262.G1:test262.G1" chart:class="chart:ba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2.C1:test262.C1</svg:desc>
                </draw:g>
              </table:table-cell>
              <table:table-cell office:value-type="string">
                <text:p>xfertime</text:p>
                <draw:g>
                  <svg:desc>test262.D1:test262.D1</svg:desc>
                </draw:g>
              </table:table-cell>
              <table:table-cell office:value-type="string">
                <text:p>thinktime</text:p>
                <draw:g>
                  <svg:desc>test262.E1:test262.E1</svg:desc>
                </draw:g>
              </table:table-cell>
              <table:table-cell office:value-type="string">
                <text:p>bytes</text:p>
                <draw:g>
                  <svg:desc>test262.F1:test262.F1</svg:desc>
                </draw:g>
              </table:table-cell>
              <table:table-cell office:value-type="string">
                <text:p>transactions</text:p>
                <draw:g>
                  <svg:desc>test262.G1:test26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528">
                <text:p>0.023528</text:p>
                <draw:g>
                  <svg:desc>test262.C2:test262.C102</svg:desc>
                </draw:g>
              </table:table-cell>
              <table:table-cell office:value-type="float" office:value="0.000164">
                <text:p>0.000164</text:p>
                <draw:g>
                  <svg:desc>test262.D2:test262.D102</svg:desc>
                </draw:g>
              </table:table-cell>
              <table:table-cell office:value-type="float" office:value="0">
                <text:p>0</text:p>
                <draw:g>
                  <svg:desc>test262.E2:test262.E102</svg:desc>
                </draw:g>
              </table:table-cell>
              <table:table-cell office:value-type="float" office:value="4720">
                <text:p>4720</text:p>
                <draw:g>
                  <svg:desc>test262.F2:test262.F102</svg:desc>
                </draw:g>
              </table:table-cell>
              <table:table-cell office:value-type="float" office:value="48">
                <text:p>48</text:p>
                <draw:g>
                  <svg:desc>test262.G2:test262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12">
                <text:p>0.02012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2545">
                <text:p>25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678">
                <text:p>0.010678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2607">
                <text:p>26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969">
                <text:p>0.008969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810">
                <text:p>28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507">
                <text:p>0.013507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334">
                <text:p>33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713">
                <text:p>0.009713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113">
                <text:p>31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102">
                <text:p>0.009102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950">
                <text:p>29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127">
                <text:p>0.009127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2803">
                <text:p>28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572">
                <text:p>0.009572</text:p>
              </table:table-cell>
              <table:table-cell office:value-type="float" office:value="0.000102">
                <text:p>0.000102</text:p>
              </table:table-cell>
              <table:table-cell office:value-type="float" office:value="0">
                <text:p>0</text:p>
              </table:table-cell>
              <table:table-cell office:value-type="float" office:value="2681">
                <text:p>26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368">
                <text:p>0.019368</text:p>
              </table:table-cell>
              <table:table-cell office:value-type="float" office:value="0.000098">
                <text:p>0.000098</text:p>
              </table:table-cell>
              <table:table-cell office:value-type="float" office:value="0">
                <text:p>0</text:p>
              </table:table-cell>
              <table:table-cell office:value-type="float" office:value="2568">
                <text:p>25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119">
                <text:p>0.014119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2848">
                <text:p>28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564">
                <text:p>0.008564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260">
                <text:p>32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193">
                <text:p>0.009193</text:p>
              </table:table-cell>
              <table:table-cell office:value-type="float" office:value="0.000126">
                <text:p>0.000126</text:p>
              </table:table-cell>
              <table:table-cell office:value-type="float" office:value="0">
                <text:p>0</text:p>
              </table:table-cell>
              <table:table-cell office:value-type="float" office:value="3621">
                <text:p>36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511">
                <text:p>0.008511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3170">
                <text:p>31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186">
                <text:p>0.009186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3266">
                <text:p>32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6">
                <text:p>0.0096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145">
                <text:p>31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2031">
                <text:p>0.012031</text:p>
              </table:table-cell>
              <table:table-cell office:value-type="float" office:value="0.00012">
                <text:p>0.00012</text:p>
              </table:table-cell>
              <table:table-cell office:value-type="float" office:value="0">
                <text:p>0</text:p>
              </table:table-cell>
              <table:table-cell office:value-type="float" office:value="3609">
                <text:p>36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8196">
                <text:p>0.008196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3395">
                <text:p>33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268">
                <text:p>0.011268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  <table:table-cell office:value-type="float" office:value="3707">
                <text:p>37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978">
                <text:p>0.008978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2873">
                <text:p>28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807">
                <text:p>0.008807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013">
                <text:p>30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392">
                <text:p>0.011392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  <table:table-cell office:value-type="float" office:value="3798">
                <text:p>37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9">
                <text:p>0.0119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67">
                <text:p>32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066">
                <text:p>0.010066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3221">
                <text:p>32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701">
                <text:p>0.012701</text:p>
              </table:table-cell>
              <table:table-cell office:value-type="float" office:value="0.000116">
                <text:p>0.000116</text:p>
              </table:table-cell>
              <table:table-cell office:value-type="float" office:value="0">
                <text:p>0</text:p>
              </table:table-cell>
              <table:table-cell office:value-type="float" office:value="3172">
                <text:p>31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303">
                <text:p>0.009303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435">
                <text:p>34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569">
                <text:p>0.011569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2642">
                <text:p>26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8405">
                <text:p>0.008405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4050">
                <text:p>40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9443">
                <text:p>0.009443</text:p>
              </table:table-cell>
              <table:table-cell office:value-type="float" office:value="0.000107">
                <text:p>0.000107</text:p>
              </table:table-cell>
              <table:table-cell office:value-type="float" office:value="0">
                <text:p>0</text:p>
              </table:table-cell>
              <table:table-cell office:value-type="float" office:value="2931">
                <text:p>29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29">
                <text:p>0.01529</text:p>
              </table:table-cell>
              <table:table-cell office:value-type="float" office:value="0.000144">
                <text:p>0.000144</text:p>
              </table:table-cell>
              <table:table-cell office:value-type="float" office:value="0">
                <text:p>0</text:p>
              </table:table-cell>
              <table:table-cell office:value-type="float" office:value="3541">
                <text:p>35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547">
                <text:p>0.010547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099">
                <text:p>30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347">
                <text:p>0.009347</text:p>
              </table:table-cell>
              <table:table-cell office:value-type="float" office:value="0.000152">
                <text:p>0.000152</text:p>
              </table:table-cell>
              <table:table-cell office:value-type="float" office:value="0">
                <text:p>0</text:p>
              </table:table-cell>
              <table:table-cell office:value-type="float" office:value="3283">
                <text:p>32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8487">
                <text:p>0.008487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3016">
                <text:p>30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863">
                <text:p>0.008863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3230">
                <text:p>32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487">
                <text:p>0.010487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3367">
                <text:p>33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0272">
                <text:p>0.010272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3149">
                <text:p>31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681">
                <text:p>0.008681</text:p>
              </table:table-cell>
              <table:table-cell office:value-type="float" office:value="0.000105">
                <text:p>0.000105</text:p>
              </table:table-cell>
              <table:table-cell office:value-type="float" office:value="0">
                <text:p>0</text:p>
              </table:table-cell>
              <table:table-cell office:value-type="float" office:value="3346">
                <text:p>33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8182">
                <text:p>0.008182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  <table:table-cell office:value-type="float" office:value="3037">
                <text:p>30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845">
                <text:p>0.009845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2424">
                <text:p>24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739">
                <text:p>0.007739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017">
                <text:p>30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705">
                <text:p>0.008705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2589">
                <text:p>25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9085">
                <text:p>0.009085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934">
                <text:p>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8791">
                <text:p>0.008791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2834">
                <text:p>28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8599">
                <text:p>0.008599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075">
                <text:p>30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766">
                <text:p>0.009766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497">
                <text:p>34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9201">
                <text:p>0.009201</text:p>
              </table:table-cell>
              <table:table-cell office:value-type="float" office:value="0.000144">
                <text:p>0.000144</text:p>
              </table:table-cell>
              <table:table-cell office:value-type="float" office:value="0">
                <text:p>0</text:p>
              </table:table-cell>
              <table:table-cell office:value-type="float" office:value="3162">
                <text:p>31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497">
                <text:p>0.008497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744">
                <text:p>27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8287">
                <text:p>0.008287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2994">
                <text:p>29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838">
                <text:p>0.007838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3828">
                <text:p>38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8153">
                <text:p>0.008153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2551">
                <text:p>25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878">
                <text:p>0.008878</text:p>
              </table:table-cell>
              <table:table-cell office:value-type="float" office:value="0.000152">
                <text:p>0.000152</text:p>
              </table:table-cell>
              <table:table-cell office:value-type="float" office:value="0">
                <text:p>0</text:p>
              </table:table-cell>
              <table:table-cell office:value-type="float" office:value="2921">
                <text:p>29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9217">
                <text:p>0.009217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971">
                <text:p>29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2333">
                <text:p>0.012333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2828">
                <text:p>28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513">
                <text:p>0.008513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839">
                <text:p>38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9832">
                <text:p>0.009832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369">
                <text:p>33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739">
                <text:p>0.019739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2930">
                <text:p>29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844">
                <text:p>0.008844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3416">
                <text:p>34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6218">
                <text:p>0.016218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3498">
                <text:p>34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085">
                <text:p>0.01085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2811">
                <text:p>28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394">
                <text:p>0.015394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667">
                <text:p>26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6761">
                <text:p>0.016761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3295">
                <text:p>32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1855">
                <text:p>0.011855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241">
                <text:p>32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83">
                <text:p>0.0083</text:p>
              </table:table-cell>
              <table:table-cell office:value-type="float" office:value="0.000204">
                <text:p>0.000204</text:p>
              </table:table-cell>
              <table:table-cell office:value-type="float" office:value="0">
                <text:p>0</text:p>
              </table:table-cell>
              <table:table-cell office:value-type="float" office:value="3073">
                <text:p>30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2003">
                <text:p>0.022003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386">
                <text:p>0.009386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2855">
                <text:p>28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28">
                <text:p>0.00928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141">
                <text:p>31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2363">
                <text:p>0.012363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719">
                <text:p>37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029">
                <text:p>0.010029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3165">
                <text:p>31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787">
                <text:p>0.00787</text:p>
              </table:table-cell>
              <table:table-cell office:value-type="float" office:value="0.000114">
                <text:p>0.000114</text:p>
              </table:table-cell>
              <table:table-cell office:value-type="float" office:value="0">
                <text:p>0</text:p>
              </table:table-cell>
              <table:table-cell office:value-type="float" office:value="3034">
                <text:p>30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1763">
                <text:p>0.011763</text:p>
              </table:table-cell>
              <table:table-cell office:value-type="float" office:value="0.000197">
                <text:p>0.000197</text:p>
              </table:table-cell>
              <table:table-cell office:value-type="float" office:value="0">
                <text:p>0</text:p>
              </table:table-cell>
              <table:table-cell office:value-type="float" office:value="2938">
                <text:p>29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332">
                <text:p>0.013332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032">
                <text:p>30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569">
                <text:p>0.009569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3019">
                <text:p>30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8288">
                <text:p>0.008288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845">
                <text:p>28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389">
                <text:p>0.009389</text:p>
              </table:table-cell>
              <table:table-cell office:value-type="float" office:value="0.000144">
                <text:p>0.000144</text:p>
              </table:table-cell>
              <table:table-cell office:value-type="float" office:value="0">
                <text:p>0</text:p>
              </table:table-cell>
              <table:table-cell office:value-type="float" office:value="2955">
                <text:p>29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614">
                <text:p>0.009614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4391">
                <text:p>43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268">
                <text:p>0.010268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031">
                <text:p>30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772">
                <text:p>0.012772</text:p>
              </table:table-cell>
              <table:table-cell office:value-type="float" office:value="0.000199">
                <text:p>0.000199</text:p>
              </table:table-cell>
              <table:table-cell office:value-type="float" office:value="0">
                <text:p>0</text:p>
              </table:table-cell>
              <table:table-cell office:value-type="float" office:value="3632">
                <text:p>36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396">
                <text:p>0.01396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340">
                <text:p>33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2047">
                <text:p>0.082047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2753">
                <text:p>27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7385">
                <text:p>0.027385</text:p>
              </table:table-cell>
              <table:table-cell office:value-type="float" office:value="0.000107">
                <text:p>0.000107</text:p>
              </table:table-cell>
              <table:table-cell office:value-type="float" office:value="0">
                <text:p>0</text:p>
              </table:table-cell>
              <table:table-cell office:value-type="float" office:value="2995">
                <text:p>29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036">
                <text:p>0.008036</text:p>
              </table:table-cell>
              <table:table-cell office:value-type="float" office:value="0.000111">
                <text:p>0.000111</text:p>
              </table:table-cell>
              <table:table-cell office:value-type="float" office:value="0">
                <text:p>0</text:p>
              </table:table-cell>
              <table:table-cell office:value-type="float" office:value="3519">
                <text:p>35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803">
                <text:p>0.008803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449">
                <text:p>34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7529">
                <text:p>0.017529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218">
                <text:p>32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0454">
                <text:p>0.010454</text:p>
              </table:table-cell>
              <table:table-cell office:value-type="float" office:value="0.000114">
                <text:p>0.000114</text:p>
              </table:table-cell>
              <table:table-cell office:value-type="float" office:value="0">
                <text:p>0</text:p>
              </table:table-cell>
              <table:table-cell office:value-type="float" office:value="2988">
                <text:p>29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877">
                <text:p>0.008877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079">
                <text:p>30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15">
                <text:p>0.00815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2797">
                <text:p>27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5302">
                <text:p>0.015302</text:p>
              </table:table-cell>
              <table:table-cell office:value-type="float" office:value="0.000149">
                <text:p>0.000149</text:p>
              </table:table-cell>
              <table:table-cell office:value-type="float" office:value="0">
                <text:p>0</text:p>
              </table:table-cell>
              <table:table-cell office:value-type="float" office:value="2583">
                <text:p>25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9215">
                <text:p>0.009215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2635">
                <text:p>26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107">
                <text:p>0.008107</text:p>
              </table:table-cell>
              <table:table-cell office:value-type="float" office:value="0.000108">
                <text:p>0.000108</text:p>
              </table:table-cell>
              <table:table-cell office:value-type="float" office:value="0">
                <text:p>0</text:p>
              </table:table-cell>
              <table:table-cell office:value-type="float" office:value="3138">
                <text:p>31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5356">
                <text:p>0.015356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173">
                <text:p>31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496">
                <text:p>0.012496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068">
                <text:p>30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441">
                <text:p>0.012441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3351">
                <text:p>33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267">
                <text:p>0.029267</text:p>
              </table:table-cell>
              <table:table-cell office:value-type="float" office:value="0.00011">
                <text:p>0.00011</text:p>
              </table:table-cell>
              <table:table-cell office:value-type="float" office:value="0">
                <text:p>0</text:p>
              </table:table-cell>
              <table:table-cell office:value-type="float" office:value="2981">
                <text:p>29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941">
                <text:p>0.014941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485">
                <text:p>34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8493">
                <text:p>0.008493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3136">
                <text:p>3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551">
                <text:p>0.011551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579">
                <text:p>35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8946">
                <text:p>0.008946</text:p>
              </table:table-cell>
              <table:table-cell office:value-type="float" office:value="0.000163">
                <text:p>0.000163</text:p>
              </table:table-cell>
              <table:table-cell office:value-type="float" office:value="0">
                <text:p>0</text:p>
              </table:table-cell>
              <table:table-cell office:value-type="float" office:value="4194">
                <text:p>41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8345">
                <text:p>0.008345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2648">
                <text:p>26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1323">
                <text:p>0.011323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2677">
                <text:p>26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25">
                <text:p>0.00925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2915">
                <text:p>29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262.C1:test262.D102" chart:data-source-has-labels="row" svg:x="0.32cm" svg:y="0.18cm" svg:width="13.361cm" svg:height="8.64cm">
          <chartooo:coordinate-region svg:x="1.232cm" svg:y="0.301cm" svg:width="12.389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2.C2:test262.C102" chart:label-cell-address="test262.C1:test262.C1" chart:class="chart:bar">
            <chart:data-point chart:repeated="101"/>
          </chart:series>
          <chart:series chart:style-name="ch8" chart:values-cell-range-address="test262.D2:test262.D102" chart:label-cell-address="test262.D1:test262.D1" chart:class="chart:ba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2.C1:test262.C1</svg:desc>
                </draw:g>
              </table:table-cell>
              <table:table-cell office:value-type="string">
                <text:p>xfertime</text:p>
                <draw:g>
                  <svg:desc>test262.D1:test26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528">
                <text:p>0.023528</text:p>
                <draw:g>
                  <svg:desc>test262.C2:test262.C102</svg:desc>
                </draw:g>
              </table:table-cell>
              <table:table-cell office:value-type="float" office:value="0.000164">
                <text:p>0.000164</text:p>
                <draw:g>
                  <svg:desc>test262.D2:test262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12">
                <text:p>0.02012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678">
                <text:p>0.010678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969">
                <text:p>0.008969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507">
                <text:p>0.013507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713">
                <text:p>0.009713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102">
                <text:p>0.009102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127">
                <text:p>0.009127</text:p>
              </table:table-cell>
              <table:table-cell office:value-type="float" office:value="0.000138">
                <text:p>0.0001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572">
                <text:p>0.009572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368">
                <text:p>0.019368</text:p>
              </table:table-cell>
              <table:table-cell office:value-type="float" office:value="0.000098">
                <text:p>0.000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119">
                <text:p>0.014119</text:p>
              </table:table-cell>
              <table:table-cell office:value-type="float" office:value="0.000123">
                <text:p>0.0001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564">
                <text:p>0.008564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193">
                <text:p>0.009193</text:p>
              </table:table-cell>
              <table:table-cell office:value-type="float" office:value="0.000126">
                <text:p>0.0001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511">
                <text:p>0.008511</text:p>
              </table:table-cell>
              <table:table-cell office:value-type="float" office:value="0.00015">
                <text:p>0.000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186">
                <text:p>0.00918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6">
                <text:p>0.0096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2031">
                <text:p>0.012031</text:p>
              </table:table-cell>
              <table:table-cell office:value-type="float" office:value="0.00012">
                <text:p>0.00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8196">
                <text:p>0.008196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268">
                <text:p>0.011268</text:p>
              </table:table-cell>
              <table:table-cell office:value-type="float" office:value="0.000104">
                <text:p>0.000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978">
                <text:p>0.008978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807">
                <text:p>0.008807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392">
                <text:p>0.011392</text:p>
              </table:table-cell>
              <table:table-cell office:value-type="float" office:value="0.000153">
                <text:p>0.0001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9">
                <text:p>0.0119</text:p>
              </table:table-cell>
              <table:table-cell office:value-type="float" office:value="0.00019">
                <text:p>0.000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066">
                <text:p>0.010066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701">
                <text:p>0.012701</text:p>
              </table:table-cell>
              <table:table-cell office:value-type="float" office:value="0.000116">
                <text:p>0.000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303">
                <text:p>0.00930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569">
                <text:p>0.011569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8405">
                <text:p>0.008405</text:p>
              </table:table-cell>
              <table:table-cell office:value-type="float" office:value="0.000148">
                <text:p>0.0001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9443">
                <text:p>0.009443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29">
                <text:p>0.01529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547">
                <text:p>0.010547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347">
                <text:p>0.009347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8487">
                <text:p>0.008487</text:p>
              </table:table-cell>
              <table:table-cell office:value-type="float" office:value="0.000143">
                <text:p>0.0001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863">
                <text:p>0.00886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487">
                <text:p>0.010487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0272">
                <text:p>0.010272</text:p>
              </table:table-cell>
              <table:table-cell office:value-type="float" office:value="0.000124">
                <text:p>0.0001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681">
                <text:p>0.008681</text:p>
              </table:table-cell>
              <table:table-cell office:value-type="float" office:value="0.000105">
                <text:p>0.0001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8182">
                <text:p>0.008182</text:p>
              </table:table-cell>
              <table:table-cell office:value-type="float" office:value="0.000099">
                <text:p>0.0000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845">
                <text:p>0.009845</text:p>
              </table:table-cell>
              <table:table-cell office:value-type="float" office:value="0.000157">
                <text:p>0.000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739">
                <text:p>0.007739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705">
                <text:p>0.008705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9085">
                <text:p>0.009085</text:p>
              </table:table-cell>
              <table:table-cell office:value-type="float" office:value="0.000146">
                <text:p>0.0001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8791">
                <text:p>0.008791</text:p>
              </table:table-cell>
              <table:table-cell office:value-type="float" office:value="0.000151">
                <text:p>0.000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8599">
                <text:p>0.008599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766">
                <text:p>0.009766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9201">
                <text:p>0.009201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497">
                <text:p>0.008497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8287">
                <text:p>0.008287</text:p>
              </table:table-cell>
              <table:table-cell office:value-type="float" office:value="0.000154">
                <text:p>0.0001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838">
                <text:p>0.007838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8153">
                <text:p>0.008153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878">
                <text:p>0.008878</text:p>
              </table:table-cell>
              <table:table-cell office:value-type="float" office:value="0.000152">
                <text:p>0.0001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9217">
                <text:p>0.009217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2333">
                <text:p>0.012333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513">
                <text:p>0.008513</text:p>
              </table:table-cell>
              <table:table-cell office:value-type="float" office:value="0.000134">
                <text:p>0.0001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9832">
                <text:p>0.009832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739">
                <text:p>0.019739</text:p>
              </table:table-cell>
              <table:table-cell office:value-type="float" office:value="0.000129">
                <text:p>0.0001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844">
                <text:p>0.008844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6218">
                <text:p>0.016218</text:p>
              </table:table-cell>
              <table:table-cell office:value-type="float" office:value="0.000181">
                <text:p>0.0001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085">
                <text:p>0.01085</text:p>
              </table:table-cell>
              <table:table-cell office:value-type="float" office:value="0.000113">
                <text:p>0.000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394">
                <text:p>0.015394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6761">
                <text:p>0.016761</text:p>
              </table:table-cell>
              <table:table-cell office:value-type="float" office:value="0.000141">
                <text:p>0.0001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1855">
                <text:p>0.011855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83">
                <text:p>0.0083</text:p>
              </table:table-cell>
              <table:table-cell office:value-type="float" office:value="0.000204">
                <text:p>0.0002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2003">
                <text:p>0.022003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386">
                <text:p>0.009386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28">
                <text:p>0.00928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2363">
                <text:p>0.012363</text:p>
              </table:table-cell>
              <table:table-cell office:value-type="float" office:value="0.000125">
                <text:p>0.000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029">
                <text:p>0.010029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787">
                <text:p>0.00787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1763">
                <text:p>0.011763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332">
                <text:p>0.013332</text:p>
              </table:table-cell>
              <table:table-cell office:value-type="float" office:value="0.000131">
                <text:p>0.000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569">
                <text:p>0.009569</text:p>
              </table:table-cell>
              <table:table-cell office:value-type="float" office:value="0.000186">
                <text:p>0.00018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8288">
                <text:p>0.008288</text:p>
              </table:table-cell>
              <table:table-cell office:value-type="float" office:value="0.000132">
                <text:p>0.000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389">
                <text:p>0.009389</text:p>
              </table:table-cell>
              <table:table-cell office:value-type="float" office:value="0.000144">
                <text:p>0.000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614">
                <text:p>0.009614</text:p>
              </table:table-cell>
              <table:table-cell office:value-type="float" office:value="0.00014">
                <text:p>0.000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268">
                <text:p>0.010268</text:p>
              </table:table-cell>
              <table:table-cell office:value-type="float" office:value="0.000133">
                <text:p>0.0001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772">
                <text:p>0.012772</text:p>
              </table:table-cell>
              <table:table-cell office:value-type="float" office:value="0.000199">
                <text:p>0.0001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396">
                <text:p>0.01396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2047">
                <text:p>0.082047</text:p>
              </table:table-cell>
              <table:table-cell office:value-type="float" office:value="0.000112">
                <text:p>0.0001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7385">
                <text:p>0.027385</text:p>
              </table:table-cell>
              <table:table-cell office:value-type="float" office:value="0.000107">
                <text:p>0.0001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036">
                <text:p>0.008036</text:p>
              </table:table-cell>
              <table:table-cell office:value-type="float" office:value="0.000111">
                <text:p>0.0001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803">
                <text:p>0.008803</text:p>
              </table:table-cell>
              <table:table-cell office:value-type="float" office:value="0.000142">
                <text:p>0.0001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7529">
                <text:p>0.017529</text:p>
              </table:table-cell>
              <table:table-cell office:value-type="float" office:value="0.000128">
                <text:p>0.0001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0454">
                <text:p>0.010454</text:p>
              </table:table-cell>
              <table:table-cell office:value-type="float" office:value="0.000114">
                <text:p>0.0001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877">
                <text:p>0.008877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15">
                <text:p>0.00815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5302">
                <text:p>0.015302</text:p>
              </table:table-cell>
              <table:table-cell office:value-type="float" office:value="0.000149">
                <text:p>0.00014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9215">
                <text:p>0.009215</text:p>
              </table:table-cell>
              <table:table-cell office:value-type="float" office:value="0.000115">
                <text:p>0.0001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107">
                <text:p>0.008107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5356">
                <text:p>0.015356</text:p>
              </table:table-cell>
              <table:table-cell office:value-type="float" office:value="0.000147">
                <text:p>0.0001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496">
                <text:p>0.012496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441">
                <text:p>0.012441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267">
                <text:p>0.029267</text:p>
              </table:table-cell>
              <table:table-cell office:value-type="float" office:value="0.00011">
                <text:p>0.000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941">
                <text:p>0.014941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8493">
                <text:p>0.008493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551">
                <text:p>0.011551</text:p>
              </table:table-cell>
              <table:table-cell office:value-type="float" office:value="0.000127">
                <text:p>0.0001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8946">
                <text:p>0.008946</text:p>
              </table:table-cell>
              <table:table-cell office:value-type="float" office:value="0.000163">
                <text:p>0.0001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8345">
                <text:p>0.008345</text:p>
              </table:table-cell>
              <table:table-cell office:value-type="float" office:value="0.000122">
                <text:p>0.0001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1323">
                <text:p>0.011323</text:p>
              </table:table-cell>
              <table:table-cell office:value-type="float" office:value="0.000119">
                <text:p>0.0001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25">
                <text:p>0.00925</text:p>
              </table:table-cell>
              <table:table-cell office:value-type="float" office:value="0.000137">
                <text:p>0.0001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3.337cm" style:legend-expansion="high" chart:style-name="ch2"/>
        <chart:plot-area chart:style-name="ch3" table:cell-range-address="test262.C1:test262.G102" chart:data-source-has-labels="row" svg:x="0.32cm" svg:y="0.18cm" svg:width="12.726cm" svg:height="8.64cm">
          <chartooo:coordinate-region svg:x="1.312cm" svg:y="0.301cm" svg:width="11.671cm" svg:height="7.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est262.C2:test262.C102" chart:label-cell-address="test262.C1:test262.C1" chart:class="chart:bar">
            <chart:data-point chart:repeated="101"/>
          </chart:series>
          <chart:series chart:style-name="ch8" chart:values-cell-range-address="test262.D2:test262.D102" chart:label-cell-address="test262.D1:test262.D1" chart:class="chart:bar">
            <chart:data-point chart:repeated="101"/>
          </chart:series>
          <chart:series chart:style-name="ch9" chart:values-cell-range-address="test262.E2:test262.E102" chart:label-cell-address="test262.E1:test262.E1" chart:class="chart:bar">
            <chart:data-point chart:repeated="101"/>
          </chart:series>
          <chart:series chart:style-name="ch10" chart:values-cell-range-address="test262.F2:test262.F102" chart:label-cell-address="test262.F1:test262.F1" chart:class="chart:bar">
            <chart:data-point chart:repeated="101"/>
          </chart:series>
          <chart:series chart:style-name="ch11" chart:values-cell-range-address="test262.G2:test262.G102" chart:label-cell-address="test262.G1:test262.G1" chart:class="chart:ba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62.C1:test262.C1</svg:desc>
                </draw:g>
              </table:table-cell>
              <table:table-cell office:value-type="string">
                <text:p>xfertime</text:p>
                <draw:g>
                  <svg:desc>test262.D1:test262.D1</svg:desc>
                </draw:g>
              </table:table-cell>
              <table:table-cell office:value-type="string">
                <text:p>thinktime</text:p>
                <draw:g>
                  <svg:desc>test262.E1:test262.E1</svg:desc>
                </draw:g>
              </table:table-cell>
              <table:table-cell office:value-type="string">
                <text:p>bytes</text:p>
                <draw:g>
                  <svg:desc>test262.F1:test262.F1</svg:desc>
                </draw:g>
              </table:table-cell>
              <table:table-cell office:value-type="string">
                <text:p>transactions</text:p>
                <draw:g>
                  <svg:desc>test262.G1:test262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3528">
                <text:p>0.023528</text:p>
                <draw:g>
                  <svg:desc>test262.C2:test262.C102</svg:desc>
                </draw:g>
              </table:table-cell>
              <table:table-cell office:value-type="float" office:value="0.000164">
                <text:p>0.000164</text:p>
                <draw:g>
                  <svg:desc>test262.D2:test262.D102</svg:desc>
                </draw:g>
              </table:table-cell>
              <table:table-cell office:value-type="float" office:value="0">
                <text:p>0</text:p>
                <draw:g>
                  <svg:desc>test262.E2:test262.E102</svg:desc>
                </draw:g>
              </table:table-cell>
              <table:table-cell office:value-type="float" office:value="4720">
                <text:p>4720</text:p>
                <draw:g>
                  <svg:desc>test262.F2:test262.F102</svg:desc>
                </draw:g>
              </table:table-cell>
              <table:table-cell office:value-type="float" office:value="48">
                <text:p>48</text:p>
                <draw:g>
                  <svg:desc>test262.G2:test262.G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012">
                <text:p>0.02012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2545">
                <text:p>25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0678">
                <text:p>0.010678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2607">
                <text:p>26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8969">
                <text:p>0.008969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810">
                <text:p>281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3507">
                <text:p>0.013507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334">
                <text:p>33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9713">
                <text:p>0.009713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113">
                <text:p>31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102">
                <text:p>0.009102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950">
                <text:p>29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127">
                <text:p>0.009127</text:p>
              </table:table-cell>
              <table:table-cell office:value-type="float" office:value="0.000138">
                <text:p>0.000138</text:p>
              </table:table-cell>
              <table:table-cell office:value-type="float" office:value="0">
                <text:p>0</text:p>
              </table:table-cell>
              <table:table-cell office:value-type="float" office:value="2803">
                <text:p>28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572">
                <text:p>0.009572</text:p>
              </table:table-cell>
              <table:table-cell office:value-type="float" office:value="0.000102">
                <text:p>0.000102</text:p>
              </table:table-cell>
              <table:table-cell office:value-type="float" office:value="0">
                <text:p>0</text:p>
              </table:table-cell>
              <table:table-cell office:value-type="float" office:value="2681">
                <text:p>26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9368">
                <text:p>0.019368</text:p>
              </table:table-cell>
              <table:table-cell office:value-type="float" office:value="0.000098">
                <text:p>0.000098</text:p>
              </table:table-cell>
              <table:table-cell office:value-type="float" office:value="0">
                <text:p>0</text:p>
              </table:table-cell>
              <table:table-cell office:value-type="float" office:value="2568">
                <text:p>25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4119">
                <text:p>0.014119</text:p>
              </table:table-cell>
              <table:table-cell office:value-type="float" office:value="0.000123">
                <text:p>0.000123</text:p>
              </table:table-cell>
              <table:table-cell office:value-type="float" office:value="0">
                <text:p>0</text:p>
              </table:table-cell>
              <table:table-cell office:value-type="float" office:value="2848">
                <text:p>28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8564">
                <text:p>0.008564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260">
                <text:p>326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9193">
                <text:p>0.009193</text:p>
              </table:table-cell>
              <table:table-cell office:value-type="float" office:value="0.000126">
                <text:p>0.000126</text:p>
              </table:table-cell>
              <table:table-cell office:value-type="float" office:value="0">
                <text:p>0</text:p>
              </table:table-cell>
              <table:table-cell office:value-type="float" office:value="3621">
                <text:p>36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8511">
                <text:p>0.008511</text:p>
              </table:table-cell>
              <table:table-cell office:value-type="float" office:value="0.00015">
                <text:p>0.00015</text:p>
              </table:table-cell>
              <table:table-cell office:value-type="float" office:value="0">
                <text:p>0</text:p>
              </table:table-cell>
              <table:table-cell office:value-type="float" office:value="3170">
                <text:p>317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9186">
                <text:p>0.009186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3266">
                <text:p>32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96">
                <text:p>0.0096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145">
                <text:p>31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2031">
                <text:p>0.012031</text:p>
              </table:table-cell>
              <table:table-cell office:value-type="float" office:value="0.00012">
                <text:p>0.00012</text:p>
              </table:table-cell>
              <table:table-cell office:value-type="float" office:value="0">
                <text:p>0</text:p>
              </table:table-cell>
              <table:table-cell office:value-type="float" office:value="3609">
                <text:p>36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8196">
                <text:p>0.008196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3395">
                <text:p>33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1268">
                <text:p>0.011268</text:p>
              </table:table-cell>
              <table:table-cell office:value-type="float" office:value="0.000104">
                <text:p>0.000104</text:p>
              </table:table-cell>
              <table:table-cell office:value-type="float" office:value="0">
                <text:p>0</text:p>
              </table:table-cell>
              <table:table-cell office:value-type="float" office:value="3707">
                <text:p>37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8978">
                <text:p>0.008978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2873">
                <text:p>28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8807">
                <text:p>0.008807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013">
                <text:p>301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1392">
                <text:p>0.011392</text:p>
              </table:table-cell>
              <table:table-cell office:value-type="float" office:value="0.000153">
                <text:p>0.000153</text:p>
              </table:table-cell>
              <table:table-cell office:value-type="float" office:value="0">
                <text:p>0</text:p>
              </table:table-cell>
              <table:table-cell office:value-type="float" office:value="3798">
                <text:p>37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19">
                <text:p>0.0119</text:p>
              </table:table-cell>
              <table:table-cell office:value-type="float" office:value="0.00019">
                <text:p>0.00019</text:p>
              </table:table-cell>
              <table:table-cell office:value-type="float" office:value="0">
                <text:p>0</text:p>
              </table:table-cell>
              <table:table-cell office:value-type="float" office:value="3267">
                <text:p>32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0066">
                <text:p>0.010066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3221">
                <text:p>32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2701">
                <text:p>0.012701</text:p>
              </table:table-cell>
              <table:table-cell office:value-type="float" office:value="0.000116">
                <text:p>0.000116</text:p>
              </table:table-cell>
              <table:table-cell office:value-type="float" office:value="0">
                <text:p>0</text:p>
              </table:table-cell>
              <table:table-cell office:value-type="float" office:value="3172">
                <text:p>317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9303">
                <text:p>0.009303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435">
                <text:p>34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1569">
                <text:p>0.011569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2642">
                <text:p>264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8405">
                <text:p>0.008405</text:p>
              </table:table-cell>
              <table:table-cell office:value-type="float" office:value="0.000148">
                <text:p>0.000148</text:p>
              </table:table-cell>
              <table:table-cell office:value-type="float" office:value="0">
                <text:p>0</text:p>
              </table:table-cell>
              <table:table-cell office:value-type="float" office:value="4050">
                <text:p>40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9443">
                <text:p>0.009443</text:p>
              </table:table-cell>
              <table:table-cell office:value-type="float" office:value="0.000107">
                <text:p>0.000107</text:p>
              </table:table-cell>
              <table:table-cell office:value-type="float" office:value="0">
                <text:p>0</text:p>
              </table:table-cell>
              <table:table-cell office:value-type="float" office:value="2931">
                <text:p>29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529">
                <text:p>0.01529</text:p>
              </table:table-cell>
              <table:table-cell office:value-type="float" office:value="0.000144">
                <text:p>0.000144</text:p>
              </table:table-cell>
              <table:table-cell office:value-type="float" office:value="0">
                <text:p>0</text:p>
              </table:table-cell>
              <table:table-cell office:value-type="float" office:value="3541">
                <text:p>35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10547">
                <text:p>0.010547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099">
                <text:p>30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9347">
                <text:p>0.009347</text:p>
              </table:table-cell>
              <table:table-cell office:value-type="float" office:value="0.000152">
                <text:p>0.000152</text:p>
              </table:table-cell>
              <table:table-cell office:value-type="float" office:value="0">
                <text:p>0</text:p>
              </table:table-cell>
              <table:table-cell office:value-type="float" office:value="3283">
                <text:p>32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8487">
                <text:p>0.008487</text:p>
              </table:table-cell>
              <table:table-cell office:value-type="float" office:value="0.000143">
                <text:p>0.000143</text:p>
              </table:table-cell>
              <table:table-cell office:value-type="float" office:value="0">
                <text:p>0</text:p>
              </table:table-cell>
              <table:table-cell office:value-type="float" office:value="3016">
                <text:p>30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8863">
                <text:p>0.008863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3230">
                <text:p>32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0487">
                <text:p>0.010487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3367">
                <text:p>33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0272">
                <text:p>0.010272</text:p>
              </table:table-cell>
              <table:table-cell office:value-type="float" office:value="0.000124">
                <text:p>0.000124</text:p>
              </table:table-cell>
              <table:table-cell office:value-type="float" office:value="0">
                <text:p>0</text:p>
              </table:table-cell>
              <table:table-cell office:value-type="float" office:value="3149">
                <text:p>31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8681">
                <text:p>0.008681</text:p>
              </table:table-cell>
              <table:table-cell office:value-type="float" office:value="0.000105">
                <text:p>0.000105</text:p>
              </table:table-cell>
              <table:table-cell office:value-type="float" office:value="0">
                <text:p>0</text:p>
              </table:table-cell>
              <table:table-cell office:value-type="float" office:value="3346">
                <text:p>334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8182">
                <text:p>0.008182</text:p>
              </table:table-cell>
              <table:table-cell office:value-type="float" office:value="0.000099">
                <text:p>0.000099</text:p>
              </table:table-cell>
              <table:table-cell office:value-type="float" office:value="0">
                <text:p>0</text:p>
              </table:table-cell>
              <table:table-cell office:value-type="float" office:value="3037">
                <text:p>303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9845">
                <text:p>0.009845</text:p>
              </table:table-cell>
              <table:table-cell office:value-type="float" office:value="0.000157">
                <text:p>0.000157</text:p>
              </table:table-cell>
              <table:table-cell office:value-type="float" office:value="0">
                <text:p>0</text:p>
              </table:table-cell>
              <table:table-cell office:value-type="float" office:value="2424">
                <text:p>24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7739">
                <text:p>0.007739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3017">
                <text:p>301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8705">
                <text:p>0.008705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2589">
                <text:p>25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9085">
                <text:p>0.009085</text:p>
              </table:table-cell>
              <table:table-cell office:value-type="float" office:value="0.000146">
                <text:p>0.000146</text:p>
              </table:table-cell>
              <table:table-cell office:value-type="float" office:value="0">
                <text:p>0</text:p>
              </table:table-cell>
              <table:table-cell office:value-type="float" office:value="3934">
                <text:p>39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8791">
                <text:p>0.008791</text:p>
              </table:table-cell>
              <table:table-cell office:value-type="float" office:value="0.000151">
                <text:p>0.000151</text:p>
              </table:table-cell>
              <table:table-cell office:value-type="float" office:value="0">
                <text:p>0</text:p>
              </table:table-cell>
              <table:table-cell office:value-type="float" office:value="2834">
                <text:p>28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8599">
                <text:p>0.008599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075">
                <text:p>30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9766">
                <text:p>0.009766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497">
                <text:p>34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9201">
                <text:p>0.009201</text:p>
              </table:table-cell>
              <table:table-cell office:value-type="float" office:value="0.000144">
                <text:p>0.000144</text:p>
              </table:table-cell>
              <table:table-cell office:value-type="float" office:value="0">
                <text:p>0</text:p>
              </table:table-cell>
              <table:table-cell office:value-type="float" office:value="3162">
                <text:p>316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8497">
                <text:p>0.008497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744">
                <text:p>27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8287">
                <text:p>0.008287</text:p>
              </table:table-cell>
              <table:table-cell office:value-type="float" office:value="0.000154">
                <text:p>0.000154</text:p>
              </table:table-cell>
              <table:table-cell office:value-type="float" office:value="0">
                <text:p>0</text:p>
              </table:table-cell>
              <table:table-cell office:value-type="float" office:value="2994">
                <text:p>29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7838">
                <text:p>0.007838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3828">
                <text:p>38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8153">
                <text:p>0.008153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2551">
                <text:p>25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8878">
                <text:p>0.008878</text:p>
              </table:table-cell>
              <table:table-cell office:value-type="float" office:value="0.000152">
                <text:p>0.000152</text:p>
              </table:table-cell>
              <table:table-cell office:value-type="float" office:value="0">
                <text:p>0</text:p>
              </table:table-cell>
              <table:table-cell office:value-type="float" office:value="2921">
                <text:p>292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9217">
                <text:p>0.009217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971">
                <text:p>297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2333">
                <text:p>0.012333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2828">
                <text:p>28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8513">
                <text:p>0.008513</text:p>
              </table:table-cell>
              <table:table-cell office:value-type="float" office:value="0.000134">
                <text:p>0.000134</text:p>
              </table:table-cell>
              <table:table-cell office:value-type="float" office:value="0">
                <text:p>0</text:p>
              </table:table-cell>
              <table:table-cell office:value-type="float" office:value="3839">
                <text:p>383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9832">
                <text:p>0.009832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369">
                <text:p>336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19739">
                <text:p>0.019739</text:p>
              </table:table-cell>
              <table:table-cell office:value-type="float" office:value="0.000129">
                <text:p>0.000129</text:p>
              </table:table-cell>
              <table:table-cell office:value-type="float" office:value="0">
                <text:p>0</text:p>
              </table:table-cell>
              <table:table-cell office:value-type="float" office:value="2930">
                <text:p>293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844">
                <text:p>0.008844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3416">
                <text:p>34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16218">
                <text:p>0.016218</text:p>
              </table:table-cell>
              <table:table-cell office:value-type="float" office:value="0.000181">
                <text:p>0.000181</text:p>
              </table:table-cell>
              <table:table-cell office:value-type="float" office:value="0">
                <text:p>0</text:p>
              </table:table-cell>
              <table:table-cell office:value-type="float" office:value="3498">
                <text:p>349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1085">
                <text:p>0.01085</text:p>
              </table:table-cell>
              <table:table-cell office:value-type="float" office:value="0.000113">
                <text:p>0.000113</text:p>
              </table:table-cell>
              <table:table-cell office:value-type="float" office:value="0">
                <text:p>0</text:p>
              </table:table-cell>
              <table:table-cell office:value-type="float" office:value="2811">
                <text:p>281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15394">
                <text:p>0.015394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2667">
                <text:p>26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16761">
                <text:p>0.016761</text:p>
              </table:table-cell>
              <table:table-cell office:value-type="float" office:value="0.000141">
                <text:p>0.000141</text:p>
              </table:table-cell>
              <table:table-cell office:value-type="float" office:value="0">
                <text:p>0</text:p>
              </table:table-cell>
              <table:table-cell office:value-type="float" office:value="3295">
                <text:p>32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11855">
                <text:p>0.011855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241">
                <text:p>32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83">
                <text:p>0.0083</text:p>
              </table:table-cell>
              <table:table-cell office:value-type="float" office:value="0.000204">
                <text:p>0.000204</text:p>
              </table:table-cell>
              <table:table-cell office:value-type="float" office:value="0">
                <text:p>0</text:p>
              </table:table-cell>
              <table:table-cell office:value-type="float" office:value="3073">
                <text:p>30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22003">
                <text:p>0.022003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294">
                <text:p>32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9386">
                <text:p>0.009386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2855">
                <text:p>28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928">
                <text:p>0.00928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3141">
                <text:p>314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12363">
                <text:p>0.012363</text:p>
              </table:table-cell>
              <table:table-cell office:value-type="float" office:value="0.000125">
                <text:p>0.000125</text:p>
              </table:table-cell>
              <table:table-cell office:value-type="float" office:value="0">
                <text:p>0</text:p>
              </table:table-cell>
              <table:table-cell office:value-type="float" office:value="3719">
                <text:p>37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10029">
                <text:p>0.010029</text:p>
              </table:table-cell>
              <table:table-cell office:value-type="float" office:value="0.000171">
                <text:p>0.000171</text:p>
              </table:table-cell>
              <table:table-cell office:value-type="float" office:value="0">
                <text:p>0</text:p>
              </table:table-cell>
              <table:table-cell office:value-type="float" office:value="3165">
                <text:p>316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787">
                <text:p>0.00787</text:p>
              </table:table-cell>
              <table:table-cell office:value-type="float" office:value="0.000114">
                <text:p>0.000114</text:p>
              </table:table-cell>
              <table:table-cell office:value-type="float" office:value="0">
                <text:p>0</text:p>
              </table:table-cell>
              <table:table-cell office:value-type="float" office:value="3034">
                <text:p>30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11763">
                <text:p>0.011763</text:p>
              </table:table-cell>
              <table:table-cell office:value-type="float" office:value="0.000197">
                <text:p>0.000197</text:p>
              </table:table-cell>
              <table:table-cell office:value-type="float" office:value="0">
                <text:p>0</text:p>
              </table:table-cell>
              <table:table-cell office:value-type="float" office:value="2938">
                <text:p>29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13332">
                <text:p>0.013332</text:p>
              </table:table-cell>
              <table:table-cell office:value-type="float" office:value="0.000131">
                <text:p>0.000131</text:p>
              </table:table-cell>
              <table:table-cell office:value-type="float" office:value="0">
                <text:p>0</text:p>
              </table:table-cell>
              <table:table-cell office:value-type="float" office:value="3032">
                <text:p>30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9569">
                <text:p>0.009569</text:p>
              </table:table-cell>
              <table:table-cell office:value-type="float" office:value="0.000186">
                <text:p>0.000186</text:p>
              </table:table-cell>
              <table:table-cell office:value-type="float" office:value="0">
                <text:p>0</text:p>
              </table:table-cell>
              <table:table-cell office:value-type="float" office:value="3019">
                <text:p>30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8288">
                <text:p>0.008288</text:p>
              </table:table-cell>
              <table:table-cell office:value-type="float" office:value="0.000132">
                <text:p>0.000132</text:p>
              </table:table-cell>
              <table:table-cell office:value-type="float" office:value="0">
                <text:p>0</text:p>
              </table:table-cell>
              <table:table-cell office:value-type="float" office:value="2845">
                <text:p>28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9389">
                <text:p>0.009389</text:p>
              </table:table-cell>
              <table:table-cell office:value-type="float" office:value="0.000144">
                <text:p>0.000144</text:p>
              </table:table-cell>
              <table:table-cell office:value-type="float" office:value="0">
                <text:p>0</text:p>
              </table:table-cell>
              <table:table-cell office:value-type="float" office:value="2955">
                <text:p>295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9614">
                <text:p>0.009614</text:p>
              </table:table-cell>
              <table:table-cell office:value-type="float" office:value="0.00014">
                <text:p>0.00014</text:p>
              </table:table-cell>
              <table:table-cell office:value-type="float" office:value="0">
                <text:p>0</text:p>
              </table:table-cell>
              <table:table-cell office:value-type="float" office:value="4391">
                <text:p>43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10268">
                <text:p>0.010268</text:p>
              </table:table-cell>
              <table:table-cell office:value-type="float" office:value="0.000133">
                <text:p>0.000133</text:p>
              </table:table-cell>
              <table:table-cell office:value-type="float" office:value="0">
                <text:p>0</text:p>
              </table:table-cell>
              <table:table-cell office:value-type="float" office:value="3031">
                <text:p>30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12772">
                <text:p>0.012772</text:p>
              </table:table-cell>
              <table:table-cell office:value-type="float" office:value="0.000199">
                <text:p>0.000199</text:p>
              </table:table-cell>
              <table:table-cell office:value-type="float" office:value="0">
                <text:p>0</text:p>
              </table:table-cell>
              <table:table-cell office:value-type="float" office:value="3632">
                <text:p>36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1396">
                <text:p>0.01396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340">
                <text:p>33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2047">
                <text:p>0.082047</text:p>
              </table:table-cell>
              <table:table-cell office:value-type="float" office:value="0.000112">
                <text:p>0.000112</text:p>
              </table:table-cell>
              <table:table-cell office:value-type="float" office:value="0">
                <text:p>0</text:p>
              </table:table-cell>
              <table:table-cell office:value-type="float" office:value="2753">
                <text:p>27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27385">
                <text:p>0.027385</text:p>
              </table:table-cell>
              <table:table-cell office:value-type="float" office:value="0.000107">
                <text:p>0.000107</text:p>
              </table:table-cell>
              <table:table-cell office:value-type="float" office:value="0">
                <text:p>0</text:p>
              </table:table-cell>
              <table:table-cell office:value-type="float" office:value="2995">
                <text:p>299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8036">
                <text:p>0.008036</text:p>
              </table:table-cell>
              <table:table-cell office:value-type="float" office:value="0.000111">
                <text:p>0.000111</text:p>
              </table:table-cell>
              <table:table-cell office:value-type="float" office:value="0">
                <text:p>0</text:p>
              </table:table-cell>
              <table:table-cell office:value-type="float" office:value="3519">
                <text:p>35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8803">
                <text:p>0.008803</text:p>
              </table:table-cell>
              <table:table-cell office:value-type="float" office:value="0.000142">
                <text:p>0.000142</text:p>
              </table:table-cell>
              <table:table-cell office:value-type="float" office:value="0">
                <text:p>0</text:p>
              </table:table-cell>
              <table:table-cell office:value-type="float" office:value="3449">
                <text:p>344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17529">
                <text:p>0.017529</text:p>
              </table:table-cell>
              <table:table-cell office:value-type="float" office:value="0.000128">
                <text:p>0.000128</text:p>
              </table:table-cell>
              <table:table-cell office:value-type="float" office:value="0">
                <text:p>0</text:p>
              </table:table-cell>
              <table:table-cell office:value-type="float" office:value="3218">
                <text:p>32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10454">
                <text:p>0.010454</text:p>
              </table:table-cell>
              <table:table-cell office:value-type="float" office:value="0.000114">
                <text:p>0.000114</text:p>
              </table:table-cell>
              <table:table-cell office:value-type="float" office:value="0">
                <text:p>0</text:p>
              </table:table-cell>
              <table:table-cell office:value-type="float" office:value="2988">
                <text:p>29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8877">
                <text:p>0.008877</text:p>
              </table:table-cell>
              <table:table-cell office:value-type="float" office:value="0.000145">
                <text:p>0.000145</text:p>
              </table:table-cell>
              <table:table-cell office:value-type="float" office:value="0">
                <text:p>0</text:p>
              </table:table-cell>
              <table:table-cell office:value-type="float" office:value="3079">
                <text:p>30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815">
                <text:p>0.00815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2797">
                <text:p>279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15302">
                <text:p>0.015302</text:p>
              </table:table-cell>
              <table:table-cell office:value-type="float" office:value="0.000149">
                <text:p>0.000149</text:p>
              </table:table-cell>
              <table:table-cell office:value-type="float" office:value="0">
                <text:p>0</text:p>
              </table:table-cell>
              <table:table-cell office:value-type="float" office:value="2583">
                <text:p>258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9215">
                <text:p>0.009215</text:p>
              </table:table-cell>
              <table:table-cell office:value-type="float" office:value="0.000115">
                <text:p>0.000115</text:p>
              </table:table-cell>
              <table:table-cell office:value-type="float" office:value="0">
                <text:p>0</text:p>
              </table:table-cell>
              <table:table-cell office:value-type="float" office:value="2635">
                <text:p>26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8107">
                <text:p>0.008107</text:p>
              </table:table-cell>
              <table:table-cell office:value-type="float" office:value="0.000108">
                <text:p>0.000108</text:p>
              </table:table-cell>
              <table:table-cell office:value-type="float" office:value="0">
                <text:p>0</text:p>
              </table:table-cell>
              <table:table-cell office:value-type="float" office:value="3138">
                <text:p>31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15356">
                <text:p>0.015356</text:p>
              </table:table-cell>
              <table:table-cell office:value-type="float" office:value="0.000147">
                <text:p>0.000147</text:p>
              </table:table-cell>
              <table:table-cell office:value-type="float" office:value="0">
                <text:p>0</text:p>
              </table:table-cell>
              <table:table-cell office:value-type="float" office:value="3173">
                <text:p>317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12496">
                <text:p>0.012496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068">
                <text:p>306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12441">
                <text:p>0.012441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3351">
                <text:p>33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29267">
                <text:p>0.029267</text:p>
              </table:table-cell>
              <table:table-cell office:value-type="float" office:value="0.00011">
                <text:p>0.00011</text:p>
              </table:table-cell>
              <table:table-cell office:value-type="float" office:value="0">
                <text:p>0</text:p>
              </table:table-cell>
              <table:table-cell office:value-type="float" office:value="2981">
                <text:p>298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14941">
                <text:p>0.014941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3485">
                <text:p>3485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8493">
                <text:p>0.008493</text:p>
              </table:table-cell>
              <table:table-cell office:value-type="float" office:value="0.000135">
                <text:p>0.000135</text:p>
              </table:table-cell>
              <table:table-cell office:value-type="float" office:value="0">
                <text:p>0</text:p>
              </table:table-cell>
              <table:table-cell office:value-type="float" office:value="3136">
                <text:p>313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11551">
                <text:p>0.011551</text:p>
              </table:table-cell>
              <table:table-cell office:value-type="float" office:value="0.000127">
                <text:p>0.000127</text:p>
              </table:table-cell>
              <table:table-cell office:value-type="float" office:value="0">
                <text:p>0</text:p>
              </table:table-cell>
              <table:table-cell office:value-type="float" office:value="3579">
                <text:p>357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8946">
                <text:p>0.008946</text:p>
              </table:table-cell>
              <table:table-cell office:value-type="float" office:value="0.000163">
                <text:p>0.000163</text:p>
              </table:table-cell>
              <table:table-cell office:value-type="float" office:value="0">
                <text:p>0</text:p>
              </table:table-cell>
              <table:table-cell office:value-type="float" office:value="4194">
                <text:p>41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8345">
                <text:p>0.008345</text:p>
              </table:table-cell>
              <table:table-cell office:value-type="float" office:value="0.000122">
                <text:p>0.000122</text:p>
              </table:table-cell>
              <table:table-cell office:value-type="float" office:value="0">
                <text:p>0</text:p>
              </table:table-cell>
              <table:table-cell office:value-type="float" office:value="2648">
                <text:p>26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11323">
                <text:p>0.011323</text:p>
              </table:table-cell>
              <table:table-cell office:value-type="float" office:value="0.000119">
                <text:p>0.000119</text:p>
              </table:table-cell>
              <table:table-cell office:value-type="float" office:value="0">
                <text:p>0</text:p>
              </table:table-cell>
              <table:table-cell office:value-type="float" office:value="2677">
                <text:p>267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925">
                <text:p>0.00925</text:p>
              </table:table-cell>
              <table:table-cell office:value-type="float" office:value="0.000137">
                <text:p>0.000137</text:p>
              </table:table-cell>
              <table:table-cell office:value-type="float" office:value="0">
                <text:p>0</text:p>
              </table:table-cell>
              <table:table-cell office:value-type="float" office:value="2915">
                <text:p>29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